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double #000000" fo:border-left="thin solid #000000" fo:border-right="thin solid #000000" fo:background-color="#BDD7E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2pt solid #000000" fo:border-bottom="thin double #000000" fo:border-left="2pt solid #000000" fo:border-right="thin solid #000000" style:vertical-align="middle" fo:background-color="#BDD7E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top" fo:background-color="#BDD7EE"/>
    </style:style>
    <style:style style:name="ce7" style:family="table-cell" style:parent-style-name="Default" style:data-style-name="N0">
      <style:table-cell-properties style:vertical-align="top"/>
    </style:style>
    <style:style style:name="ce8" style:family="table-cell" style:parent-style-name="Default" style:data-style-name="N0">
      <style:table-cell-properties fo:border-top="2pt solid #000000" fo:border-bottom="thin double #000000" fo:border-left="thin solid #000000" fo:border-right="2pt solid #000000" style:vertical-align="top" fo:background-color="#BDD7EE"/>
    </style:style>
    <style:style style:name="ce9" style:family="table-cell" style:parent-style-name="Default" style:data-style-name="N0">
      <style:table-cell-properties style:vertical-align="top" fo:wrap-option="wrap"/>
    </style:style>
    <style:style style:name="ce10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middle" fo:background-color="#BDD7E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double #000000" fo:border-left="thin solid #000000" fo:border-right="none" style:vertical-align="middle" fo:background-color="#BDD7E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top" fo:wrap-option="wrap" fo:background-color="#BDD7EE"/>
    </style:style>
    <style:style style:name="ce14" style:family="table-cell" style:parent-style-name="Default" style:data-style-name="N0">
      <style:table-cell-properties fo:border-top="2pt solid #000000" fo:border-bottom="thin double #000000" fo:border-left="thin solid #000000" fo:border-right="2pt solid #000000" style:vertical-align="top" fo:wrap-option="wrap" fo:background-color="#BDD7EE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2pt solid #000000" fo:border-bottom="thin double #000000" fo:border-left="thin solid #000000" fo:border-right="none" style:vertical-align="top" fo:wrap-option="wrap" fo:background-color="#BDD7EE"/>
    </style:style>
    <style:style style:name="ce18" style:family="table-cell" style:parent-style-name="Default" style:data-style-name="N0">
      <style:table-cell-properties fo:border-top="2pt solid #000000" fo:border-bottom="thin double #000000" fo:border-left="thin solid #000000" fo:border-right="none" style:vertical-align="top" fo:background-color="#BDD7EE" style:shrink-to-fit="true"/>
    </style:style>
    <style:style style:name="ce19" style:family="table-cell" style:parent-style-name="Default" style:data-style-name="N0">
      <style:table-cell-properties style:vertical-align="top" style:shrink-to-fit="tru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top" style:shrink-to-fit="true"/>
    </style:style>
    <style:style style:name="ce21" style:family="table-cell" style:parent-style-name="Default" style:data-style-name="N0">
      <style:table-cell-properties fo:border-top="2pt solid #000000" fo:border-bottom="thin double #000000" fo:border-left="thin solid #000000" fo:border-right="thin solid #000000" style:vertical-align="top" fo:background-color="#BDD7EE" style:shrink-to-fit="true"/>
    </style:style>
    <style:style style:name="T1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83166666666667cm" style:use-optimal-column-width="true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2.05316666666667cm"/>
    </style:style>
    <style:style style:name="co4" style:family="table-column">
      <style:table-column-properties fo:break-before="auto" style:column-width="1.05833333333333cm" style:use-optimal-column-width="true"/>
    </style:style>
    <style:style style:name="co5" style:family="table-column">
      <style:table-column-properties fo:break-before="auto" style:column-width="0.867833333333333cm" style:use-optimal-column-width="true"/>
    </style:style>
    <style:style style:name="co6" style:family="table-column">
      <style:table-column-properties fo:break-before="auto" style:column-width="1.82033333333333cm" style:use-optimal-column-width="true"/>
    </style:style>
    <style:style style:name="co7" style:family="table-column">
      <style:table-column-properties fo:break-before="auto" style:column-width="1.82033333333333cm"/>
    </style:style>
    <style:style style:name="co8" style:family="table-column">
      <style:table-column-properties fo:break-before="auto" style:column-width="0.804333333333333cm" style:use-optimal-column-width="true"/>
    </style:style>
    <style:style style:name="co9" style:family="table-column">
      <style:table-column-properties fo:break-before="auto" style:column-width="7.32366666666667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2.0955cm"/>
    </style:style>
    <style:style style:name="co12" style:family="table-column">
      <style:table-column-properties fo:break-before="auto" style:column-width="6.4135cm"/>
    </style:style>
    <style:style style:name="co13" style:family="table-column">
      <style:table-column-properties fo:break-before="auto" style:column-width="1.7145cm"/>
    </style:style>
    <style:style style:name="co14" style:family="table-column">
      <style:table-column-properties fo:break-before="auto" style:column-width="8.08566666666667cm"/>
    </style:style>
    <style:style style:name="co15" style:family="table-column">
      <style:table-column-properties fo:break-before="auto" style:column-width="3.048cm" style:use-optimal-column-width="true"/>
    </style:style>
    <style:style style:name="co16" style:family="table-column">
      <style:table-column-properties fo:break-before="auto" style:column-width="10.414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18016666666667cm"/>
    </style:style>
    <style:style style:name="co19" style:family="table-column">
      <style:table-column-properties fo:break-before="auto" style:column-width="2.13783333333333cm"/>
    </style:style>
    <style:style style:name="ro1" style:family="table-row">
      <style:table-row-properties style:row-height="18.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54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Yu Gothic" style:font-family-generic-asian="modern" style:font-pitch-asian="variable" fo:font-size="0.15278in" style:font-size-asian="0.15278in" style:font-size-complex="0.15278in" fo:letter-spacing="0in" fo:language="en" style:language-asian="ja" fo:country="US" style:country-asian="JP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ログイン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20"/>
        <table:table-column table:style-name="co4" table:default-cell-style-name="ce5"/>
        <table:table-column table:style-name="co5" table:default-cell-style-name="ce1"/>
        <table:table-column table:style-name="co6" table:default-cell-style-name="ce9"/>
        <table:table-column table:style-name="co7" table:default-cell-style-name="ce9"/>
        <table:table-column table:style-name="co8" table:default-cell-style-name="ce5"/>
        <table:table-column table:style-name="co9" table:default-cell-style-name="ce9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No</text:p>
          </table:table-cell>
          <table:table-cell office:value-type="string" table:style-name="ce13">
            <text:p><text:ruby text:style-name="ru1"><text:ruby-base>日本語名</text:ruby-base><text:ruby-text text:style-name="T1">ニホンゴメイ</text:ruby-text></text:ruby></text:p>
          </table:table-cell>
          <table:table-cell office:value-type="string" table:style-name="ce21">
            <text:p><text:ruby text:style-name="ru1"><text:ruby-base>種別</text:ruby-base><text:ruby-text text:style-name="T1">シュベツ</text:ruby-text></text:ruby></text:p>
          </table:table-cell>
          <table:table-cell office:value-type="string" table:style-name="ce10">
            <text:p><text:ruby text:style-name="ru1"><text:ruby-base>長</text:ruby-base><text:ruby-text text:style-name="T1">ナガ</text:ruby-text></text:ruby>さ</text:p>
          </table:table-cell>
          <table:table-cell office:value-type="string" table:style-name="ce2">
            <text:p>I/O</text:p>
          </table:table-cell>
          <table:table-cell office:value-type="string" table:style-name="ce13">
            <text:p><text:ruby text:style-name="ru1"><text:ruby-base>入力制限</text:ruby-base><text:ruby-text text:style-name="T1">ニュウリョクセイゲン</text:ruby-text></text:ruby></text:p>
          </table:table-cell>
          <table:table-cell office:value-type="string" table:style-name="ce17">
            <text:p><text:ruby text:style-name="ru1"><text:ruby-base>表示</text:ruby-base><text:ruby-text text:style-name="T1">ヒョウジ</text:ruby-text></text:ruby><text:ruby text:style-name="ru1"><text:ruby-base>位置</text:ruby-base><text:ruby-text text:style-name="T1">イチ</text:ruby-text></text:ruby></text:p>
          </table:table-cell>
          <table:table-cell office:value-type="string" table:style-name="ce11">
            <office:annotation draw:style-name="a0" svg:x="8.5in" svg:y="-0.00833333333333333in" svg:width="1.425in" svg:height="0.766666666666667in">
              <text:p>コメント:</text:p>
              <text:p><text:s text:c="4"/>クリックによるアクション有無　〇：あり</text:p>
            </office:annotation>
            <text:p>AC</text:p>
          </table:table-cell>
          <table:table-cell office:value-type="string" table:style-name="ce14">
            <text:p><text:ruby text:style-name="ru1"><text:ruby-base>備考</text:ruby-base><text:ruby-text text:style-name="T1">ビコウ</text:ruby-text></text:ruby></text:p>
          </table:table-cell>
          <table:table-cell table:number-columns-repeated="16375"/>
        </table:table-row>
        <table:table-row table:style-name="ro1">
          <table:table-cell office:value-type="float" office:value="1" table:formula="of:=ROW()-1" table:style-name="ce5">
            <text:p>1</text:p>
          </table:table-cell>
          <table:table-cell office:value-type="string" table:style-name="ce9">
            <text:p>ユーザ<text:ruby text:style-name="ru1"><text:ruby-base>名</text:ruby-base><text:ruby-text text:style-name="T1">メイ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I</text:p>
          </table:table-cell>
          <table:table-cell office:value-type="string" table:style-name="ce9">
            <text:p><text:ruby text:style-name="ru1"><text:ruby-base>英数</text:ruby-base><text:ruby-text text:style-name="T1">エイスウ</text:ruby-text></text:ruby></text:p>
          </table:table-cell>
          <table:table-cell office:value-type="string" table:style-name="ce16">
            <text:p>-</text:p>
          </table:table-cell>
          <table:table-cell table:style-name="ce5"/>
          <table:table-cell table:style-name="ce9"/>
          <table:table-cell table:number-columns-repeated="16375"/>
        </table:table-row>
        <table:table-row table:style-name="ro2">
          <table:table-cell office:value-type="float" office:value="2" table:formula="of:=ROW()-1" table:style-name="ce5">
            <text:p>2</text:p>
          </table:table-cell>
          <table:table-cell office:value-type="string" table:style-name="ce9">
            <text:p>パスワード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5">
            <text:p>32</text:p>
          </table:table-cell>
          <table:table-cell office:value-type="string" table:style-name="ce1">
            <text:p>I</text:p>
          </table:table-cell>
          <table:table-cell office:value-type="string" table:style-name="ce9">
            <text:p><text:ruby text:style-name="ru1"><text:ruby-base>英数</text:ruby-base><text:ruby-text text:style-name="T1">エイスウ</text:ruby-text></text:ruby></text:p>
          </table:table-cell>
          <table:table-cell office:value-type="string" table:style-name="ce16">
            <text:p>-</text:p>
          </table:table-cell>
          <table:table-cell table:style-name="ce5"/>
          <table:table-cell office:value-type="string" table:style-name="ce9">
            <text:p>デフォルトは<text:ruby text:style-name="ru1"><text:ruby-base>文字</text:ruby-base><text:ruby-text text:style-name="T1">モジ</text:ruby-text></text:ruby><text:ruby text:style-name="ru1"><text:ruby-base>表示</text:ruby-base><text:ruby-text text:style-name="T1">ヒョウジ</text:ruby-text></text:ruby>の<text:ruby text:style-name="ru1"><text:ruby-base>隠</text:ruby-base><text:ruby-text text:style-name="T1">イン</text:ruby-text></text:ruby>ぺい</text:p>
          </table:table-cell>
          <table:table-cell table:number-columns-repeated="16375"/>
        </table:table-row>
        <table:table-row table:style-name="ro2">
          <table:table-cell office:value-type="float" office:value="3" table:formula="of:=ROW()-1" table:style-name="ce5">
            <text:p>3</text:p>
          </table:table-cell>
          <table:table-cell office:value-type="string" table:style-name="ce9">
            <text:p>パスワード<text:ruby text:style-name="ru1"><text:ruby-base>露出</text:ruby-base><text:ruby-text text:style-name="T1">ロシュツ</text:ruby-text></text:ruby></text:p>
          </table:table-cell>
          <table:table-cell office:value-type="string" table:style-name="ce20">
            <text:p>チェックボックス</text:p>
          </table:table-cell>
          <table:table-cell office:value-type="string" table:style-name="ce12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style-name="ce12"/>
          <table:table-cell office:value-type="string" table:style-name="ce9">
            <text:p>チェック時にパスワードを見えるように</text:p>
          </table:table-cell>
          <table:table-cell table:number-columns-repeated="16375"/>
        </table:table-row>
        <table:table-row table:style-name="ro2">
          <table:table-cell office:value-type="float" office:value="4" table:formula="of:=ROW()-1" table:style-name="ce5">
            <text:p>4</text:p>
          </table:table-cell>
          <table:table-cell office:value-type="string" table:style-name="ce9">
            <text:p>ログインボタン</text:p>
          </table:table-cell>
          <table:table-cell office:value-type="string" table:style-name="ce20">
            <text:p>ボタン</text:p>
          </table:table-cell>
          <table:table-cell office:value-type="string" table:style-name="ce12">
            <text:p>-</text:p>
          </table:table-cell>
          <table:table-cell office:value-type="string" table:style-name="ce3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<text:ruby text:style-name="ru1"><text:ruby-base>作業管理</text:ruby-base><text:ruby-text text:style-name="T1">サギョウカンリ</text:ruby-text></text:ruby>システムにログインする</text:p>
          </table:table-cell>
          <table:table-cell table:number-columns-repeated="16375"/>
        </table:table-row>
        <table:table-row table:number-rows-repeated="1048571" table:style-name="ro2">
          <table:table-cell table:number-columns-repeated="16384"/>
        </table:table-row>
      </table:table>
      <table:table table:name="02パスワードに変更" table:style-name="ta1">
        <table:table-column table:style-name="co1" table:default-cell-style-name="ce5"/>
        <table:table-column table:style-name="co2" table:default-cell-style-name="ce9"/>
        <table:table-column table:style-name="co11" table:default-cell-style-name="ce20"/>
        <table:table-column table:style-name="co4" table:default-cell-style-name="ce1"/>
        <table:table-column table:style-name="co5" table:default-cell-style-name="ce5"/>
        <table:table-column table:style-name="co6" table:default-cell-style-name="ce9"/>
        <table:table-column table:style-name="co7" table:default-cell-style-name="ce9"/>
        <table:table-column table:style-name="co8" table:default-cell-style-name="ce5"/>
        <table:table-column table:style-name="co9" table:default-cell-style-name="ce9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No</text:p>
          </table:table-cell>
          <table:table-cell office:value-type="string" table:style-name="ce13">
            <text:p><text:ruby text:style-name="ru1"><text:ruby-base>日本語名</text:ruby-base><text:ruby-text text:style-name="T1">ニホンゴメイ</text:ruby-text></text:ruby></text:p>
          </table:table-cell>
          <table:table-cell office:value-type="string" table:style-name="ce21">
            <text:p><text:ruby text:style-name="ru1"><text:ruby-base>種別</text:ruby-base><text:ruby-text text:style-name="T1">シュベツ</text:ruby-text></text:ruby></text:p>
          </table:table-cell>
          <table:table-cell office:value-type="string" table:style-name="ce2">
            <text:p><text:ruby text:style-name="ru1"><text:ruby-base>長</text:ruby-base><text:ruby-text text:style-name="T1">ナガ</text:ruby-text></text:ruby>さ</text:p>
          </table:table-cell>
          <table:table-cell office:value-type="string" table:style-name="ce10">
            <text:p>I/O</text:p>
          </table:table-cell>
          <table:table-cell office:value-type="string" table:style-name="ce13">
            <text:p><text:ruby text:style-name="ru1"><text:ruby-base>入力制限</text:ruby-base><text:ruby-text text:style-name="T1">ニュウリョクセイゲン</text:ruby-text></text:ruby></text:p>
          </table:table-cell>
          <table:table-cell office:value-type="string" table:style-name="ce17">
            <text:p><text:ruby text:style-name="ru1"><text:ruby-base>表示</text:ruby-base><text:ruby-text text:style-name="T1">ヒョウジ</text:ruby-text></text:ruby><text:ruby text:style-name="ru1"><text:ruby-base>位置</text:ruby-base><text:ruby-text text:style-name="T1">イチ</text:ruby-text></text:ruby></text:p>
          </table:table-cell>
          <table:table-cell office:value-type="string" table:style-name="ce11">
            <office:annotation draw:style-name="a1" svg:x="8.13333333333333in" svg:y="-0.00833333333333333in" svg:width="1.36666666666667in" svg:height="0.766666666666667in">
              <text:p>コメント:</text:p>
              <text:p><text:s text:c="4"/>クリックによるアクション有無　〇：あり</text:p>
            </office:annotation>
            <text:p>AC</text:p>
          </table:table-cell>
          <table:table-cell office:value-type="string" table:style-name="ce14">
            <text:p><text:ruby text:style-name="ru1"><text:ruby-base>備考</text:ruby-base><text:ruby-text text:style-name="T1">ビコウ</text:ruby-text></text:ruby></text:p>
          </table:table-cell>
          <table:table-cell table:number-columns-repeated="16375"/>
        </table:table-row>
        <table:table-row table:style-name="ro1">
          <table:table-cell office:value-type="float" office:value="1" table:formula="of:=ROW()-1" table:style-name="ce5">
            <text:p>1</text:p>
          </table:table-cell>
          <table:table-cell office:value-type="string" table:style-name="ce9">
            <text:p><text:ruby text:style-name="ru1"><text:ruby-base>旧</text:ruby-base><text:ruby-text text:style-name="T1">キュウ</text:ruby-text></text:ruby>パスワード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9">
            <text:p><text:ruby text:style-name="ru1"><text:ruby-base>英数</text:ruby-base><text:ruby-text text:style-name="T1">エイスウ</text:ruby-text></text:ruby></text:p>
          </table:table-cell>
          <table:table-cell office:value-type="string" table:style-name="ce16">
            <text:p>-</text:p>
          </table:table-cell>
          <table:table-cell table:style-name="ce5"/>
          <table:table-cell office:value-type="string" table:style-name="ce9">
            <text:p>デフォルトは<text:ruby text:style-name="ru1"><text:ruby-base>文字</text:ruby-base><text:ruby-text text:style-name="T1">モジ</text:ruby-text></text:ruby><text:ruby text:style-name="ru1"><text:ruby-base>表示</text:ruby-base><text:ruby-text text:style-name="T1">ヒョウジ</text:ruby-text></text:ruby>の<text:ruby text:style-name="ru1"><text:ruby-base>隠</text:ruby-base><text:ruby-text text:style-name="T1">イン</text:ruby-text></text:ruby>ぺい</text:p>
          </table:table-cell>
          <table:table-cell table:number-columns-repeated="16375"/>
        </table:table-row>
        <table:table-row table:style-name="ro2">
          <table:table-cell office:value-type="float" office:value="2" table:formula="of:=ROW()-1" table:style-name="ce5">
            <text:p>2</text:p>
          </table:table-cell>
          <table:table-cell office:value-type="string" table:style-name="ce9">
            <text:p><text:ruby text:style-name="ru1"><text:ruby-base>新</text:ruby-base><text:ruby-text text:style-name="T1">シン</text:ruby-text></text:ruby>パスワード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9">
            <text:p><text:ruby text:style-name="ru1"><text:ruby-base>英数</text:ruby-base><text:ruby-text text:style-name="T1">エイスウ</text:ruby-text></text:ruby></text:p>
          </table:table-cell>
          <table:table-cell office:value-type="string" table:style-name="ce16">
            <text:p>-</text:p>
          </table:table-cell>
          <table:table-cell table:style-name="ce5"/>
          <table:table-cell office:value-type="string" table:style-name="ce9">
            <text:p>デフォルトは<text:ruby text:style-name="ru1"><text:ruby-base>文字</text:ruby-base><text:ruby-text text:style-name="T1">モジ</text:ruby-text></text:ruby><text:ruby text:style-name="ru1"><text:ruby-base>表示</text:ruby-base><text:ruby-text text:style-name="T1">ヒョウジ</text:ruby-text></text:ruby>の<text:ruby text:style-name="ru1"><text:ruby-base>隠</text:ruby-base><text:ruby-text text:style-name="T1">イン</text:ruby-text></text:ruby>ぺい</text:p>
          </table:table-cell>
          <table:table-cell table:number-columns-repeated="16375"/>
        </table:table-row>
        <table:table-row table:style-name="ro2">
          <table:table-cell office:value-type="float" office:value="3" table:formula="of:=ROW()-1" table:style-name="ce5">
            <text:p>3</text:p>
          </table:table-cell>
          <table:table-cell office:value-type="string" table:style-name="ce9">
            <text:p>パスワード<text:ruby text:style-name="ru1"><text:ruby-base>露出</text:ruby-base><text:ruby-text text:style-name="T1">ロシュツ</text:ruby-text></text:ruby></text:p>
          </table:table-cell>
          <table:table-cell office:value-type="string" table:style-name="ce20">
            <text:p>チェックボックス</text:p>
          </table:table-cell>
          <table:table-cell office:value-type="string" table:style-name="ce3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table:style-name="ce12"/>
          <table:table-cell office:value-type="string" table:style-name="ce9">
            <text:p>チェック時にパスワードを見えるように</text:p>
          </table:table-cell>
          <table:table-cell table:number-columns-repeated="16375"/>
        </table:table-row>
        <table:table-row table:style-name="ro2">
          <table:table-cell office:value-type="float" office:value="4" table:formula="of:=ROW()-1" table:style-name="ce5">
            <text:p>4</text:p>
          </table:table-cell>
          <table:table-cell office:value-type="string" table:style-name="ce9">
            <text:p><text:ruby text:style-name="ru1"><text:ruby-base>確定</text:ruby-base><text:ruby-text text:style-name="T1">カクテイ</text:ruby-text></text:ruby>ボタン</text:p>
          </table:table-cell>
          <table:table-cell office:value-type="string" table:style-name="ce20">
            <text:p>ボタン</text:p>
          </table:table-cell>
          <table:table-cell office:value-type="string" table:style-name="ce3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6">
            <text:p>-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パスワードを<text:ruby text:style-name="ru1"><text:ruby-base>変更</text:ruby-base><text:ruby-text text:style-name="T1">ヘンコウ</text:ruby-text></text:ruby>し<text:ruby text:style-name="ru1"><text:ruby-base>前</text:ruby-base><text:ruby-text text:style-name="T1">マエ</text:ruby-text></text:ruby><text:ruby text:style-name="ru1"><text:ruby-base>画面</text:ruby-base><text:ruby-text text:style-name="T1">ガメン</text:ruby-text></text:ruby>に<text:ruby text:style-name="ru1"><text:ruby-base>戻</text:ruby-base><text:ruby-text text:style-name="T1">モド</text:ruby-text></text:ruby>る</text:p>
          </table:table-cell>
          <table:table-cell table:number-columns-repeated="16375"/>
        </table:table-row>
        <table:table-row table:number-rows-repeated="1048571" table:style-name="ro2">
          <table:table-cell table:number-columns-repeated="16384"/>
        </table:table-row>
      </table:table>
      <table:table table:name="04ヘッダ画面" table:style-name="ta1">
        <table:table-column table:style-name="co1" table:default-cell-style-name="ce5"/>
        <table:table-column table:style-name="co12" table:default-cell-style-name="ce7"/>
        <table:table-column table:style-name="co10" table:default-cell-style-name="ce20"/>
        <table:table-column table:style-name="co4" table:default-cell-style-name="ce1"/>
        <table:table-column table:style-name="co5" table:default-cell-style-name="ce5"/>
        <table:table-column table:style-name="co10" table:default-cell-style-name="ce7"/>
        <table:table-column table:style-name="co13" table:default-cell-style-name="ce20"/>
        <table:table-column table:style-name="co8" table:default-cell-style-name="ce5"/>
        <table:table-column table:style-name="co14" table:default-cell-style-name="ce7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No</text:p>
          </table:table-cell>
          <table:table-cell office:value-type="string" table:style-name="ce6">
            <text:p><text:ruby text:style-name="ru1"><text:ruby-base>日本語名</text:ruby-base><text:ruby-text text:style-name="T1">ニホンゴメイ</text:ruby-text></text:ruby></text:p>
          </table:table-cell>
          <table:table-cell office:value-type="string" table:style-name="ce21">
            <text:p><text:ruby text:style-name="ru1"><text:ruby-base>種別</text:ruby-base><text:ruby-text text:style-name="T1">シュベツ</text:ruby-text></text:ruby></text:p>
          </table:table-cell>
          <table:table-cell office:value-type="string" table:style-name="ce2">
            <text:p><text:ruby text:style-name="ru1"><text:ruby-base>長</text:ruby-base><text:ruby-text text:style-name="T1">ナガ</text:ruby-text></text:ruby>さ</text:p>
          </table:table-cell>
          <table:table-cell office:value-type="string" table:style-name="ce10">
            <text:p>I/O</text:p>
          </table:table-cell>
          <table:table-cell office:value-type="string" table:style-name="ce6">
            <text:p><text:ruby text:style-name="ru1"><text:ruby-base>入力制限</text:ruby-base><text:ruby-text text:style-name="T1">ニュウリョクセイゲン</text:ruby-text></text:ruby></text:p>
          </table:table-cell>
          <table:table-cell office:value-type="string" table:style-name="ce18">
            <text:p><text:ruby text:style-name="ru1"><text:ruby-base>表示</text:ruby-base><text:ruby-text text:style-name="T1">ヒョウジ</text:ruby-text></text:ruby><text:ruby text:style-name="ru1"><text:ruby-base>位置</text:ruby-base><text:ruby-text text:style-name="T1">イチ</text:ruby-text></text:ruby></text:p>
          </table:table-cell>
          <table:table-cell office:value-type="string" table:style-name="ce11">
            <office:annotation draw:style-name="a5" svg:x="8.66666666666667in" svg:y="-0.00833333333333333in" svg:width="1.375in" svg:height="0.766666666666667in">
              <text:p>コメント:</text:p>
              <text:p><text:s text:c="4"/>クリックによるアクション有無　〇：あり</text:p>
            </office:annotation>
            <text:p>AC</text:p>
          </table:table-cell>
          <table:table-cell office:value-type="string" table:style-name="ce8">
            <text:p><text:ruby text:style-name="ru1"><text:ruby-base>備考</text:ruby-base><text:ruby-text text:style-name="T1">ビコウ</text:ruby-text></text:ruby></text:p>
          </table:table-cell>
          <table:table-cell table:number-columns-repeated="16375"/>
        </table:table-row>
        <table:table-row table:style-name="ro1">
          <table:table-cell office:value-type="float" office:value="1" table:formula="of:=ROW()-1" table:style-name="ce5">
            <text:p>1</text:p>
          </table:table-cell>
          <table:table-cell office:value-type="string" table:style-name="ce7">
            <text:p>バージョン</text:p>
          </table:table-cell>
          <table:table-cell office:value-type="string" table:style-name="ce20">
            <text:p>テキスト</text:p>
          </table:table-cell>
          <table:table-cell office:value-type="float" office:value="7" table:style-name="ce1">
            <text:p>7</text:p>
          </table:table-cell>
          <table:table-cell office:value-type="string" table:style-name="ce5">
            <text:p>O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ヘッ<text:ruby text:style-name="ru1"><text:ruby-base>ダ画</text:ruby-base><text:ruby-text text:style-name="T1">ガメン</text:ruby-text></text:ruby>面</text:p>
          </table:table-cell>
          <table:table-cell table:style-name="ce5"/>
          <table:table-cell table:style-name="ce7"/>
          <table:table-cell table:number-columns-repeated="16375"/>
        </table:table-row>
        <table:table-row table:style-name="ro2">
          <table:table-cell office:value-type="float" office:value="2" table:formula="of:=ROW()-1" table:style-name="ce5">
            <text:p>2</text:p>
          </table:table-cell>
          <table:table-cell office:value-type="string" table:style-name="ce7">
            <text:p>メッセージ</text:p>
          </table:table-cell>
          <table:table-cell office:value-type="string" table:style-name="ce20">
            <text:p>テキスト</text:p>
          </table:table-cell>
          <table:table-cell table:style-name="ce1"/>
          <table:table-cell office:value-type="string" table:style-name="ce5">
            <text:p>O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ヘッ<text:ruby text:style-name="ru1"><text:ruby-base>ダ画</text:ruby-base><text:ruby-text text:style-name="T1">ガメン</text:ruby-text></text:ruby>面</text:p>
          </table:table-cell>
          <table:table-cell table:style-name="ce5"/>
          <table:table-cell office:value-type="string" table:style-name="ce7">
            <text:p>エラーやワーニングなどのメッセージを<text:ruby text:style-name="ru1"><text:ruby-base>表示</text:ruby-base><text:ruby-text text:style-name="T1">ヒョウジ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3" table:formula="of:=ROW()-1" table:style-name="ce5">
            <text:p>3</text:p>
          </table:table-cell>
          <table:table-cell office:value-type="string" table:style-name="ce7">
            <text:p>ユーザ<text:ruby text:style-name="ru1"><text:ruby-base>名</text:ruby-base><text:ruby-text text:style-name="T1">メイ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ヘッ<text:ruby text:style-name="ru1"><text:ruby-base>ダ画</text:ruby-base><text:ruby-text text:style-name="T1">ガメン</text:ruby-text></text:ruby>面</text:p>
          </table:table-cell>
          <table:table-cell table:style-name="ce12"/>
          <table:table-cell table:style-name="ce7"/>
          <table:table-cell table:number-columns-repeated="16375"/>
        </table:table-row>
        <table:table-row table:style-name="ro2">
          <table:table-cell office:value-type="float" office:value="4" table:formula="of:=ROW()-1" table:style-name="ce5">
            <text:p>4</text:p>
          </table:table-cell>
          <table:table-cell office:value-type="string" table:style-name="ce7">
            <text:p>ログイン<text:ruby text:style-name="ru1"><text:ruby-base>日時</text:ruby-base><text:ruby-text text:style-name="T1">ニチジ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17" table:style-name="ce1">
            <text:p>17</text:p>
          </table:table-cell>
          <table:table-cell office:value-type="string" table:style-name="ce5">
            <text:p>O</text:p>
          </table:table-cell>
          <table:table-cell office:value-type="string" table:style-name="ce7">
            <text:p>-</text:p>
          </table:table-cell>
          <table:table-cell office:value-type="string" table:style-name="ce19">
            <text:p>ヘッ<text:ruby text:style-name="ru1"><text:ruby-base>ダ画</text:ruby-base><text:ruby-text text:style-name="T1">ガメン</text:ruby-text></text:ruby>面</text:p>
          </table:table-cell>
          <table:table-cell office:value-type="string" table:style-name="ce12">
            <text:p>〇</text:p>
          </table:table-cell>
          <table:table-cell office:value-type="string" table:style-name="ce7">
            <text:p>yyyy/mm/dd hh:MM:ss で<text:ruby text:style-name="ru1"><text:ruby-base>表示</text:ruby-base><text:ruby-text text:style-name="T1">ヒョウジ</text:ruby-text></text:ruby>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style-name="ce20">
            <draw:custom-shape svg:x="0.50833in" svg:y="0.075in" svg:width="0.78333in" svg:height="0.475in" draw:z-index="1" draw:id="id0" draw:style-name="a4" draw:name="吹き出し: 角を丸めた四角形 1">
              <svg:title/>
              <svg:desc/>
              <text:p text:style-name="a3" text:class-names="" text:cond-style-name=""><text:span text:style-name="a2" text:class-names="">検討中</text:span></text:p>
  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8264 -28753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6381"/>
        </table:table-row>
        <table:table-row table:number-rows-repeated="1048570" table:style-name="ro2">
          <table:table-cell table:number-columns-repeated="16384"/>
        </table:table-row>
      </table:table>
      <table:table table:name="05ツリー画面" table:style-name="ta1">
        <table:table-column table:style-name="co1" table:default-cell-style-name="ce5"/>
        <table:table-column table:style-name="co12" table:default-cell-style-name="ce9"/>
        <table:table-column table:style-name="co15" table:default-cell-style-name="ce20"/>
        <table:table-column table:style-name="co4" table:default-cell-style-name="ce5"/>
        <table:table-column table:style-name="co5" table:default-cell-style-name="ce5"/>
        <table:table-column table:style-name="co10" table:default-cell-style-name="ce1"/>
        <table:table-column table:style-name="co13" table:default-cell-style-name="ce20"/>
        <table:table-column table:style-name="co8" table:default-cell-style-name="ce5"/>
        <table:table-column table:style-name="co16" table:default-cell-style-name="ce9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No</text:p>
          </table:table-cell>
          <table:table-cell office:value-type="string" table:style-name="ce13">
            <text:p><text:ruby text:style-name="ru1"><text:ruby-base>日本語名</text:ruby-base><text:ruby-text text:style-name="T1">ニホンゴメイ</text:ruby-text></text:ruby></text:p>
          </table:table-cell>
          <table:table-cell office:value-type="string" table:style-name="ce21">
            <text:p><text:ruby text:style-name="ru1"><text:ruby-base>種別</text:ruby-base><text:ruby-text text:style-name="T1">シュベツ</text:ruby-text></text:ruby></text:p>
          </table:table-cell>
          <table:table-cell office:value-type="string" table:style-name="ce10">
            <text:p><text:ruby text:style-name="ru1"><text:ruby-base>長</text:ruby-base><text:ruby-text text:style-name="T1">ナガ</text:ruby-text></text:ruby>さ</text:p>
          </table:table-cell>
          <table:table-cell office:value-type="string" table:style-name="ce10">
            <text:p>I/O</text:p>
          </table:table-cell>
          <table:table-cell office:value-type="string" table:style-name="ce2">
            <text:p><text:ruby text:style-name="ru1"><text:ruby-base>入力制限</text:ruby-base><text:ruby-text text:style-name="T1">ニュウリョクセイゲン</text:ruby-text></text:ruby></text:p>
          </table:table-cell>
          <table:table-cell office:value-type="string" table:style-name="ce18">
            <text:p><text:ruby text:style-name="ru1"><text:ruby-base>表示</text:ruby-base><text:ruby-text text:style-name="T1">ヒョウジ</text:ruby-text></text:ruby><text:ruby text:style-name="ru1"><text:ruby-base>位置</text:ruby-base><text:ruby-text text:style-name="T1">イチ</text:ruby-text></text:ruby></text:p>
          </table:table-cell>
          <table:table-cell office:value-type="string" table:style-name="ce11">
            <office:annotation draw:style-name="a6" svg:x="10.05in" svg:y="-0.00833333333333333in" svg:width="1.375in" svg:height="0.766666666666667in">
              <text:p>コメント:</text:p>
              <text:p><text:s text:c="4"/>クリックによるアクション有無　〇：あり</text:p>
            </office:annotation>
            <text:p>AC</text:p>
          </table:table-cell>
          <table:table-cell office:value-type="string" table:style-name="ce14">
            <text:p><text:ruby text:style-name="ru1"><text:ruby-base>備考</text:ruby-base><text:ruby-text text:style-name="T1">ビコウ</text:ruby-text></text:ruby></text:p>
          </table:table-cell>
          <table:table-cell table:number-columns-repeated="16375"/>
        </table:table-row>
        <table:table-row table:style-name="ro1">
          <table:table-cell office:value-type="float" office:value="1" table:formula="of:=ROW()-1" table:style-name="ce5">
            <text:p>1</text:p>
          </table:table-cell>
          <table:table-cell office:value-type="string" table:style-name="ce9">
            <text:p><text:ruby text:style-name="ru1"><text:ruby-base>閉</text:ruby-base><text:ruby-text text:style-name="T1">ト</text:ruby-text></text:ruby>じる（<text:ruby text:style-name="ru1"><text:ruby-base>開</text:ruby-base><text:ruby-text text:style-name="T1">ヒラ</text:ruby-text></text:ruby>く）ボタン</text:p>
          </table:table-cell>
          <table:table-cell office:value-type="string" table:style-name="ce20">
            <text:p><text:ruby text:style-name="ru1"><text:ruby-base>画像</text:ruby-base><text:ruby-text text:style-name="T1">ガゾウ</text:ruby-text></text:ruby></text:p>
          </table:table-cell>
          <table:table-cell office:value-type="string" table:style-name="ce5">
            <text:p>-</text:p>
          </table:table-cell>
          <table:table-cell office:value-type="string" table:style-name="ce5">
            <text:p>I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5">
            <text:p>〇</text:p>
          </table:table-cell>
          <table:table-cell office:value-type="string" table:style-name="ce9">
            <text:p>クリックするとツリー<text:ruby text:style-name="ru1"><text:ruby-base>画面</text:ruby-base><text:ruby-text text:style-name="T1">ガメン</text:ruby-text></text:ruby>を<text:ruby text:style-name="ru1"><text:ruby-base>閉</text:ruby-base><text:ruby-text text:style-name="T1">ト</text:ruby-text></text:ruby>じ、<text:ruby text:style-name="ru1"><text:ruby-base>詳細画面</text:ruby-base><text:ruby-text text:style-name="T1">ショウサイガメン</text:ruby-text></text:ruby>が<text:ruby text:style-name="ru1"><text:ruby-base>拡大</text:ruby-base><text:ruby-text text:style-name="T1">カクダイ</text:ruby-text></text:ruby>する</text:p>
          </table:table-cell>
          <table:table-cell table:number-columns-repeated="16375"/>
        </table:table-row>
        <table:table-row table:style-name="ro2">
          <table:table-cell table:style-name="ce5"/>
          <table:table-cell table:style-name="ce9"/>
          <table:table-cell table:style-name="ce20"/>
          <table:table-cell table:number-columns-repeated="2" table:style-name="ce5"/>
          <table:table-cell table:style-name="ce1"/>
          <table:table-cell table:style-name="ce19"/>
          <table:table-cell table:style-name="ce5"/>
          <table:table-cell table:style-name="ce9"/>
          <table:table-cell table:number-columns-repeated="16375"/>
        </table:table-row>
        <table:table-row table:number-rows-repeated="2" table:style-name="ro2">
          <table:table-cell table:style-name="ce5"/>
          <table:table-cell table:style-name="ce9"/>
          <table:table-cell table:style-name="ce20"/>
          <table:table-cell table:number-columns-repeated="2" table:style-name="ce5"/>
          <table:table-cell table:style-name="ce1"/>
          <table:table-cell table:style-name="ce19"/>
          <table:table-cell table:style-name="ce12"/>
          <table:table-cell table:style-name="ce9"/>
          <table:table-cell table:number-columns-repeated="16375"/>
        </table:table-row>
        <table:table-row table:number-rows-repeated="8" table:style-name="ro2">
          <table:table-cell table:number-columns-repeated="16384"/>
        </table:table-row>
        <table:table-row table:style-name="ro2">
          <table:table-cell table:style-name="ce5"/>
          <table:table-cell table:style-name="ce9"/>
          <table:table-cell table:style-name="ce20"/>
          <table:table-cell table:style-name="ce5"/>
          <table:table-cell table:style-name="ce15"/>
          <table:table-cell table:style-name="ce1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number-rows-repeated="1048562" table:style-name="ro2">
          <table:table-cell table:number-columns-repeated="16384"/>
        </table:table-row>
      </table:table>
      <table:table table:name="09部署詳細" table:style-name="ta1">
        <table:table-column table:style-name="co1" table:default-cell-style-name="ce5"/>
        <table:table-column table:style-name="co12" table:default-cell-style-name="ce7"/>
        <table:table-column table:style-name="co7" table:default-cell-style-name="ce20"/>
        <table:table-column table:style-name="co4" table:default-cell-style-name="ce1"/>
        <table:table-column table:style-name="co5" table:default-cell-style-name="ce5"/>
        <table:table-column table:style-name="co10" table:default-cell-style-name="ce1"/>
        <table:table-column table:style-name="co13" table:default-cell-style-name="ce20"/>
        <table:table-column table:style-name="co8" table:default-cell-style-name="ce5"/>
        <table:table-column table:style-name="co16" table:default-cell-style-name="ce7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No</text:p>
          </table:table-cell>
          <table:table-cell office:value-type="string" table:style-name="ce6">
            <text:p><text:ruby text:style-name="ru1"><text:ruby-base>日本語名</text:ruby-base><text:ruby-text text:style-name="T1">ニホンゴメイ</text:ruby-text></text:ruby></text:p>
          </table:table-cell>
          <table:table-cell office:value-type="string" table:style-name="ce21">
            <text:p><text:ruby text:style-name="ru1"><text:ruby-base>種別</text:ruby-base><text:ruby-text text:style-name="T1">シュベツ</text:ruby-text></text:ruby></text:p>
          </table:table-cell>
          <table:table-cell office:value-type="string" table:style-name="ce2">
            <text:p><text:ruby text:style-name="ru1"><text:ruby-base>長</text:ruby-base><text:ruby-text text:style-name="T1">ナガ</text:ruby-text></text:ruby>さ</text:p>
          </table:table-cell>
          <table:table-cell office:value-type="string" table:style-name="ce10">
            <text:p>I/O</text:p>
          </table:table-cell>
          <table:table-cell office:value-type="string" table:style-name="ce2">
            <text:p><text:ruby text:style-name="ru1"><text:ruby-base>入力制限</text:ruby-base><text:ruby-text text:style-name="T1">ニュウリョクセイゲン</text:ruby-text></text:ruby></text:p>
          </table:table-cell>
          <table:table-cell office:value-type="string" table:style-name="ce18">
            <text:p><text:ruby text:style-name="ru1"><text:ruby-base>表示</text:ruby-base><text:ruby-text text:style-name="T1">ヒョウジ</text:ruby-text></text:ruby><text:ruby text:style-name="ru1"><text:ruby-base>位置</text:ruby-base><text:ruby-text text:style-name="T1">イチ</text:ruby-text></text:ruby></text:p>
          </table:table-cell>
          <table:table-cell office:value-type="string" table:style-name="ce11">
            <office:annotation draw:style-name="a7" svg:x="10.0416666666667in" svg:y="-0.00833333333333333in" svg:width="1.4in" svg:height="0.766666666666667in">
              <text:p>コメント:</text:p>
              <text:p><text:s text:c="4"/>クリックによるアクション有無　〇：あり</text:p>
            </office:annotation>
            <text:p>AC</text:p>
          </table:table-cell>
          <table:table-cell office:value-type="string" table:style-name="ce8">
            <text:p><text:ruby text:style-name="ru1"><text:ruby-base>備考</text:ruby-base><text:ruby-text text:style-name="T1">ビコウ</text:ruby-text></text:ruby></text:p>
          </table:table-cell>
          <table:table-cell table:number-columns-repeated="16375"/>
        </table:table-row>
        <table:table-row table:style-name="ro1">
          <table:table-cell office:value-type="float" office:value="1" table:formula="of:=ROW()-1" table:style-name="ce5">
            <text:p>1</text:p>
          </table:table-cell>
          <table:table-cell office:value-type="string" table:style-name="ce7">
            <text:p><text:ruby text:style-name="ru1"><text:ruby-base>部署名</text:ruby-base><text:ruby-text text:style-name="T1">ブショメイ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1">
            <text:p><text:ruby text:style-name="ru1"><text:ruby-base>英数記号</text:ruby-base><text:ruby-text text:style-name="T1">エイスウキゴウ</text:ruby-text></text:ruby>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table:style-name="ce7"/>
          <table:table-cell table:number-columns-repeated="16375"/>
        </table:table-row>
        <table:table-row table:style-name="ro2">
          <table:table-cell office:value-type="float" office:value="2" table:formula="of:=ROW()-1" table:style-name="ce5">
            <text:p>2</text:p>
          </table:table-cell>
          <table:table-cell office:value-type="string" table:style-name="ce7">
            <text:p><text:ruby text:style-name="ru1"><text:ruby-base>番号</text:ruby-base><text:ruby-text text:style-name="T1">バンゴウ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10" table:style-name="ce1">
            <text:p>10</text:p>
          </table:table-cell>
          <table:table-cell office:value-type="string" table:style-name="ce5">
            <text:p>O</text:p>
          </table:table-cell>
          <table:table-cell office:value-type="string" table:style-name="ce1">
            <text:p><text:ruby text:style-name="ru1"><text:ruby-base>英数</text:ruby-base><text:ruby-text text:style-name="T1">エイスウ</text:ruby-text></text:ruby>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office:value-type="string" table:style-name="ce7">
            <text:p>DB<text:ruby text:style-name="ru1"><text:ruby-base>登録</text:ruby-base><text:ruby-text text:style-name="T1">トウロク</text:ruby-text></text:ruby><text:ruby text:style-name="ru1"><text:ruby-base>時</text:ruby-base><text:ruby-text text:style-name="T1">トキ</text:ruby-text></text:ruby>に<text:ruby text:style-name="ru1"><text:ruby-base>割</text:ruby-base><text:ruby-text text:style-name="T1">ワ</text:ruby-text></text:ruby>り<text:ruby text:style-name="ru1"><text:ruby-base>振</text:ruby-base><text:ruby-text text:style-name="T1">フ</text:ruby-text></text:ruby>られた<text:ruby text:style-name="ru1"><text:ruby-base>番号</text:ruby-base><text:ruby-text text:style-name="T1">バンゴウ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3" table:formula="of:=ROW()-1" table:style-name="ce5">
            <text:p>3</text:p>
          </table:table-cell>
          <table:table-cell office:value-type="string" table:style-name="ce7">
            <text:p><text:ruby text:style-name="ru1"><text:ruby-base>上位</text:ruby-base><text:ruby-text text:style-name="T1">ジョウイ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7">
            <text:p><text:ruby text:style-name="ru1"><text:ruby-base>上位部署名</text:ruby-base><text:ruby-text text:style-name="T1">ジョウイブショメイ</text:ruby-text></text:ruby>を<text:ruby text:style-name="ru1"><text:ruby-base>表示</text:ruby-base><text:ruby-text text:style-name="T1">ヒョウジ</text:ruby-text></text:ruby>し、クリックによりその<text:ruby text:style-name="ru1"><text:ruby-base>部署</text:ruby-base><text:ruby-text text:style-name="T1">ブショ</text:ruby-text></text:ruby><text:ruby text:style-name="ru1"><text:ruby-base>詳細</text:ruby-base><text:ruby-text text:style-name="T1">ショウサイ</text:ruby-text></text:ruby>に<text:ruby text:style-name="ru1"><text:ruby-base>遷移</text:ruby-base><text:ruby-text text:style-name="T1">センイ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4" table:formula="of:=ROW()-1" table:style-name="ce5">
            <text:p>4</text:p>
          </table:table-cell>
          <table:table-cell office:value-type="string" table:style-name="ce7">
            <text:p><text:ruby text:style-name="ru1"><text:ruby-base>状態</text:ruby-base><text:ruby-text text:style-name="T1">ジョウタイ</text:ruby-text></text:ruby></text:p>
          </table:table-cell>
          <table:table-cell office:value-type="string" table:style-name="ce20">
            <text:p>コンボボックス</text:p>
          </table:table-cell>
          <table:table-cell table:style-name="ce1"/>
          <table:table-cell office:value-type="string" table:style-name="ce5">
            <text:p>I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12"/>
          <table:table-cell office:value-type="string" table:style-name="ce7">
            <text:p>コード<text:ruby text:style-name="ru1"><text:ruby-base>一覧</text:ruby-base><text:ruby-text text:style-name="T1">イチラン</text:ruby-text></text:ruby>の<text:ruby text:style-name="ru1"><text:ruby-base>部署状態</text:ruby-base><text:ruby-text text:style-name="T1">ブショジョウタイ</text:ruby-text></text:ruby>から<text:ruby text:style-name="ru1"><text:ruby-base>選択</text:ruby-base><text:ruby-text text:style-name="T1">センタク</text:ruby-text></text:ruby></text:p>
          </table:table-cell>
          <table:table-cell table:number-columns-repeated="16375"/>
        </table:table-row>
        <table:table-row table:style-name="ro3">
          <table:table-cell office:value-type="float" office:value="5" table:formula="of:=ROW()-1" table:style-name="ce5">
            <text:p>5</text:p>
          </table:table-cell>
          <table:table-cell office:value-type="string" table:style-name="ce7">
            <text:p><text:ruby text:style-name="ru1"><text:ruby-base>責任者</text:ruby-base><text:ruby-text text:style-name="T1">セキニンシャ</text:ruby-text></text:ruby></text:p>
          </table:table-cell>
          <table:table-cell office:value-type="string" table:style-name="ce20">
            <text:p>コンボボックス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クリックにより、<text:ruby text:style-name="ru1"><text:ruby-base>責任者</text:ruby-base><text:ruby-text text:style-name="T1">セキニンシャ</text:ruby-text></text:ruby>を<text:ruby text:style-name="ru1"><text:ruby-base>選択</text:ruby-base><text:ruby-text text:style-name="T1">センタク</text:ruby-text></text:ruby>する</text:p>
            <text:p><text:ruby text:style-name="ru1"><text:ruby-base>一覧</text:ruby-base><text:ruby-text text:style-name="T1">イチラン</text:ruby-text></text:ruby>には、<text:ruby text:style-name="ru1"><text:ruby-base>人員</text:ruby-base><text:ruby-text text:style-name="T1">ジンイン</text:ruby-text></text:ruby><text:ruby text:style-name="ru1"><text:ruby-base>一覧</text:ruby-base><text:ruby-text text:style-name="T1">イチラン</text:ruby-text></text:ruby>のうち、<text:ruby text:style-name="ru1"><text:ruby-base>部署</text:ruby-base><text:ruby-text text:style-name="T1">ブショ</text:ruby-text></text:ruby><text:ruby text:style-name="ru1"><text:ruby-base>直属</text:ruby-base><text:ruby-text text:style-name="T1">チョクゾク</text:ruby-text></text:ruby>の<text:ruby text:style-name="ru1"><text:ruby-base>人員</text:ruby-base><text:ruby-text text:style-name="T1">ジンイン</text:ruby-text></text:ruby>を<text:ruby text:style-name="ru1"><text:ruby-base>表示</text:ruby-base><text:ruby-text text:style-name="T1">ヒョウジ</text:ruby-text></text:ruby>する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office:value-type="string" table:style-name="ce7">
            <text:p>※<text:ruby text:style-name="ru1"><text:ruby-base>上記</text:ruby-base><text:ruby-text text:style-name="T1">ジョウキ</text:ruby-text></text:ruby>は<text:ruby text:style-name="ru1"><text:ruby-base>本</text:ruby-base><text:ruby-text text:style-name="T1">ホン</text:ruby-text></text:ruby><text:ruby text:style-name="ru1"><text:ruby-base>画面</text:ruby-base><text:ruby-text text:style-name="T1">ガメン</text:ruby-text></text:ruby>の<text:ruby text:style-name="ru1"><text:ruby-base>機能</text:ruby-base><text:ruby-text text:style-name="T1">キノウ</text:ruby-text></text:ruby>に<text:ruby text:style-name="ru1"><text:ruby-base>依存</text:ruby-base><text:ruby-text text:style-name="T1">イゾン</text:ruby-text></text:ruby>した<text:ruby text:style-name="ru1"><text:ruby-base>項目</text:ruby-base><text:ruby-text text:style-name="T1">コウモク</text:ruby-text></text:ruby>のみ<text:ruby text:style-name="ru1"><text:ruby-base>記載</text:ruby-base><text:ruby-text text:style-name="T1">キサイ</text:ruby-text></text:ruby>　<text:ruby text:style-name="ru1"><text:ruby-base>詳細</text:ruby-base><text:ruby-text text:style-name="T1">ショウサイ</text:ruby-text></text:ruby><text:ruby text:style-name="ru1"><text:ruby-base>操作</text:ruby-base><text:ruby-text text:style-name="T1">ソウサ</text:ruby-text></text:ruby><text:ruby text:style-name="ru1"><text:ruby-base>領域</text:ruby-base><text:ruby-text text:style-name="T1">リョウイキ</text:ruby-text></text:ruby>に<text:ruby text:style-name="ru1"><text:ruby-base>表示</text:ruby-base><text:ruby-text text:style-name="T1">ヒョウジ</text:ruby-text></text:ruby>する<text:ruby text:style-name="ru1"><text:ruby-base>基本</text:ruby-base><text:ruby-text text:style-name="T1">キホン</text:ruby-text></text:ruby><text:ruby text:style-name="ru1"><text:ruby-base>項目</text:ruby-base><text:ruby-text text:style-name="T1">コウモク</text:ruby-text></text:ruby>は<text:ruby text:style-name="ru1"><text:ruby-base>省略</text:ruby-base><text:ruby-text text:style-name="T1">ショウリャク</text:ruby-text></text:ruby></text:p>
          </table:table-cell>
          <table:table-cell table:style-name="ce20"/>
          <table:table-cell table:style-name="ce1"/>
          <table:table-cell table:style-name="ce5"/>
          <table:table-cell table:style-name="ce1"/>
          <table:table-cell table:style-name="ce20"/>
          <table:table-cell table:style-name="ce5"/>
          <table:table-cell table:style-name="ce7"/>
          <table:table-cell table:number-columns-repeated="16375"/>
        </table:table-row>
        <table:table-row table:style-name="ro2">
          <table:table-cell table:style-name="ce5"/>
          <table:table-cell office:value-type="string" table:style-name="ce7">
            <text:p>※<text:ruby text:style-name="ru1"><text:ruby-base>下位</text:ruby-base><text:ruby-text text:style-name="T1">カイ</text:ruby-text></text:ruby>の部署一覧を表示する</text:p>
          </table:table-cell>
          <table:table-cell table:style-name="ce20"/>
          <table:table-cell table:style-name="ce1"/>
          <table:table-cell table:style-name="ce5"/>
          <table:table-cell table:style-name="ce1"/>
          <table:table-cell table:style-name="ce20"/>
          <table:table-cell table:style-name="ce5"/>
          <table:table-cell table:style-name="ce7"/>
          <table:table-cell table:number-columns-repeated="16375"/>
        </table:table-row>
        <table:table-row table:style-name="ro2">
          <table:table-cell table:style-name="ce5"/>
          <table:table-cell office:value-type="string" table:style-name="ce7">
            <text:p>※所属する<text:ruby text:style-name="ru1"><text:ruby-base>人員</text:ruby-base><text:ruby-text text:style-name="T1">ジンイン</text:ruby-text></text:ruby>一覧を表示する</text:p>
          </table:table-cell>
          <table:table-cell table:style-name="ce20"/>
          <table:table-cell table:style-name="ce1"/>
          <table:table-cell table:style-name="ce5"/>
          <table:table-cell table:style-name="ce1"/>
          <table:table-cell table:style-name="ce20"/>
          <table:table-cell table:style-name="ce5"/>
          <table:table-cell table:style-name="ce7"/>
          <table:table-cell table:number-columns-repeated="16375"/>
        </table:table-row>
        <table:table-row table:style-name="ro2">
          <table:table-cell table:style-name="ce5"/>
          <table:table-cell office:value-type="string" table:style-name="ce7">
            <text:p>※<text:ruby text:style-name="ru1"><text:ruby-base>可能</text:ruby-base><text:ruby-text text:style-name="T1">カノウ</text:ruby-text></text:ruby>な<text:ruby text:style-name="ru1"><text:ruby-base>権限</text:ruby-base><text:ruby-text text:style-name="T1">ケンゲン</text:ruby-text></text:ruby><text:ruby text:style-name="ru1"><text:ruby-base>一覧</text:ruby-base><text:ruby-text text:style-name="T1">イチラン</text:ruby-text></text:ruby>を<text:ruby text:style-name="ru1"><text:ruby-base>表示</text:ruby-base><text:ruby-text text:style-name="T1">ヒョウジ</text:ruby-text></text:ruby>する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10部署一覧" table:style-name="ta1">
        <table:table-column table:style-name="co1" table:default-cell-style-name="ce5"/>
        <table:table-column table:style-name="co12" table:default-cell-style-name="ce9"/>
        <table:table-column table:style-name="co17" table:default-cell-style-name="ce20"/>
        <table:table-column table:style-name="co4" table:default-cell-style-name="ce1"/>
        <table:table-column table:style-name="co5" table:default-cell-style-name="ce5"/>
        <table:table-column table:style-name="co10" table:default-cell-style-name="ce9"/>
        <table:table-column table:style-name="co13" table:default-cell-style-name="ce20"/>
        <table:table-column table:style-name="co8" table:default-cell-style-name="ce5"/>
        <table:table-column table:style-name="co16" table:default-cell-style-name="ce9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No</text:p>
          </table:table-cell>
          <table:table-cell office:value-type="string" table:style-name="ce13">
            <text:p><text:ruby text:style-name="ru1"><text:ruby-base>日本語名</text:ruby-base><text:ruby-text text:style-name="T1">ニホンゴメイ</text:ruby-text></text:ruby></text:p>
          </table:table-cell>
          <table:table-cell office:value-type="string" table:style-name="ce21">
            <text:p><text:ruby text:style-name="ru1"><text:ruby-base>種別</text:ruby-base><text:ruby-text text:style-name="T1">シュベツ</text:ruby-text></text:ruby></text:p>
          </table:table-cell>
          <table:table-cell office:value-type="string" table:style-name="ce2">
            <text:p><text:ruby text:style-name="ru1"><text:ruby-base>長</text:ruby-base><text:ruby-text text:style-name="T1">ナガ</text:ruby-text></text:ruby>さ</text:p>
          </table:table-cell>
          <table:table-cell office:value-type="string" table:style-name="ce10">
            <text:p>I/O</text:p>
          </table:table-cell>
          <table:table-cell office:value-type="string" table:style-name="ce13">
            <text:p><text:ruby text:style-name="ru1"><text:ruby-base>入力制限</text:ruby-base><text:ruby-text text:style-name="T1">ニュウリョクセイゲン</text:ruby-text></text:ruby></text:p>
          </table:table-cell>
          <table:table-cell office:value-type="string" table:style-name="ce18">
            <text:p><text:ruby text:style-name="ru1"><text:ruby-base>表示</text:ruby-base><text:ruby-text text:style-name="T1">ヒョウジ</text:ruby-text></text:ruby><text:ruby text:style-name="ru1"><text:ruby-base>位置</text:ruby-base><text:ruby-text text:style-name="T1">イチ</text:ruby-text></text:ruby></text:p>
          </table:table-cell>
          <table:table-cell office:value-type="string" table:style-name="ce11">
            <office:annotation draw:style-name="a8" svg:x="10.0583333333333in" svg:y="-0.00833333333333333in" svg:width="1.375in" svg:height="0.766666666666667in">
              <text:p>コメント:</text:p>
              <text:p><text:s text:c="4"/>クリックによるアクション有無　〇：あり</text:p>
            </office:annotation>
            <text:p>AC</text:p>
          </table:table-cell>
          <table:table-cell office:value-type="string" table:style-name="ce14">
            <text:p><text:ruby text:style-name="ru1"><text:ruby-base>備考</text:ruby-base><text:ruby-text text:style-name="T1">ビコウ</text:ruby-text></text:ruby></text:p>
          </table:table-cell>
          <table:table-cell table:number-columns-repeated="16375"/>
        </table:table-row>
        <table:table-row table:style-name="ro1">
          <table:table-cell office:value-type="float" office:value="1" table:formula="of:=ROW()-1" table:style-name="ce5">
            <text:p>1</text:p>
          </table:table-cell>
          <table:table-cell office:value-type="string" table:style-name="ce9">
            <text:p><text:ruby text:style-name="ru1"><text:ruby-base>番号</text:ruby-base><text:ruby-text text:style-name="T1">バンゴウ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9">
            <text:p><text:ruby text:style-name="ru1"><text:ruby-base>英数記号</text:ruby-base><text:ruby-text text:style-name="T1">エイスウキゴウ</text:ruby-text></text:ruby>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office:value-type="string" table:style-name="ce9">
            <text:p>DB<text:ruby text:style-name="ru1"><text:ruby-base>登録</text:ruby-base><text:ruby-text text:style-name="T1">トウロク</text:ruby-text></text:ruby><text:ruby text:style-name="ru1"><text:ruby-base>時</text:ruby-base><text:ruby-text text:style-name="T1">トキ</text:ruby-text></text:ruby>に<text:ruby text:style-name="ru1"><text:ruby-base>割</text:ruby-base><text:ruby-text text:style-name="T1">ワ</text:ruby-text></text:ruby>り<text:ruby text:style-name="ru1"><text:ruby-base>振</text:ruby-base><text:ruby-text text:style-name="T1">フ</text:ruby-text></text:ruby>られた<text:ruby text:style-name="ru1"><text:ruby-base>番号</text:ruby-base><text:ruby-text text:style-name="T1">バンゴウ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2" table:formula="of:=ROW()-1" table:style-name="ce5">
            <text:p>2</text:p>
          </table:table-cell>
          <table:table-cell office:value-type="string" table:style-name="ce9">
            <text:p><text:ruby text:style-name="ru1"><text:ruby-base>名称</text:ruby-base><text:ruby-text text:style-name="T1">メイショウ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9">
            <text:p><text:ruby text:style-name="ru1"><text:ruby-base>英数</text:ruby-base><text:ruby-text text:style-name="T1">エイスウ</text:ruby-text></text:ruby>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table:style-name="ce9"/>
          <table:table-cell table:number-columns-repeated="16375"/>
        </table:table-row>
        <table:table-row table:style-name="ro3">
          <table:table-cell office:value-type="float" office:value="3" table:formula="of:=ROW()-1" table:style-name="ce5">
            <text:p>3</text:p>
          </table:table-cell>
          <table:table-cell office:value-type="string" table:style-name="ce9">
            <text:p>メールアドレス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9">
            <text:p>メールアドレス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office:value-type="string" table:style-name="ce9">
            <text:p>ログイン<text:ruby text:style-name="ru1"><text:ruby-base>時</text:ruby-base><text:ruby-text text:style-name="T1">トキ</text:ruby-text></text:ruby>のユーザIDとなる</text:p>
          </table:table-cell>
          <table:table-cell table:number-columns-repeated="16375"/>
        </table:table-row>
        <table:table-row table:style-name="ro2">
          <table:table-cell office:value-type="float" office:value="4" table:formula="of:=ROW()-1" table:style-name="ce5">
            <text:p>4</text:p>
          </table:table-cell>
          <table:table-cell office:value-type="string" table:style-name="ce9">
            <text:p><text:ruby text:style-name="ru1"><text:ruby-base>上位</text:ruby-base><text:ruby-text text:style-name="T1">ジョウイ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<text:ruby text:style-name="ru1"><text:ruby-base>上位部署名</text:ruby-base><text:ruby-text text:style-name="T1">ジョウイブショメイ</text:ruby-text></text:ruby>を<text:ruby text:style-name="ru1"><text:ruby-base>表示</text:ruby-base><text:ruby-text text:style-name="T1">ヒョウジ</text:ruby-text></text:ruby>し、クリックによりその<text:ruby text:style-name="ru1"><text:ruby-base>部署</text:ruby-base><text:ruby-text text:style-name="T1">ブショ</text:ruby-text></text:ruby><text:ruby text:style-name="ru1"><text:ruby-base>詳細</text:ruby-base><text:ruby-text text:style-name="T1">ショウサイ</text:ruby-text></text:ruby>に<text:ruby text:style-name="ru1"><text:ruby-base>遷移</text:ruby-base><text:ruby-text text:style-name="T1">センイ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5" table:formula="of:=ROW()-1" table:style-name="ce5">
            <text:p>5</text:p>
          </table:table-cell>
          <table:table-cell office:value-type="string" table:style-name="ce9">
            <text:p><text:ruby text:style-name="ru1"><text:ruby-base>状態</text:ruby-base><text:ruby-text text:style-name="T1">ジョウタイ</text:ruby-text></text:ruby></text:p>
          </table:table-cell>
          <table:table-cell office:value-type="string" table:style-name="ce20">
            <text:p>コンボボックス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I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table:style-name="ce12"/>
          <table:table-cell office:value-type="string" table:style-name="ce9">
            <text:p>コード<text:ruby text:style-name="ru1"><text:ruby-base>一覧</text:ruby-base><text:ruby-text text:style-name="T1">イチラン</text:ruby-text></text:ruby>の<text:ruby text:style-name="ru1"><text:ruby-base>部署状態</text:ruby-base><text:ruby-text text:style-name="T1">ブショジョウタイ</text:ruby-text></text:ruby>から<text:ruby text:style-name="ru1"><text:ruby-base>選択</text:ruby-base><text:ruby-text text:style-name="T1">センタク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6" table:formula="of:=ROW()-1" table:style-name="ce5">
            <text:p>6</text:p>
          </table:table-cell>
          <table:table-cell office:value-type="string" table:style-name="ce9">
            <text:p><text:ruby text:style-name="ru1"><text:ruby-base>責任者</text:ruby-base><text:ruby-text text:style-name="T1">セキニンシャ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クリックにより、<text:ruby text:style-name="ru1"><text:ruby-base>責任者</text:ruby-base><text:ruby-text text:style-name="T1">セキニンシャ</text:ruby-text></text:ruby>の<text:ruby text:style-name="ru1"><text:ruby-base>人員</text:ruby-base><text:ruby-text text:style-name="T1">ジンイン</text:ruby-text></text:ruby><text:ruby text:style-name="ru1"><text:ruby-base>詳細</text:ruby-base><text:ruby-text text:style-name="T1">ショウサイ</text:ruby-text></text:ruby>に<text:ruby text:style-name="ru1"><text:ruby-base>遷移</text:ruby-base><text:ruby-text text:style-name="T1">センイ</text:ruby-text></text:ruby>する</text:p>
          </table:table-cell>
          <table:table-cell table:number-columns-repeated="16375"/>
        </table:table-row>
        <table:table-row table:style-name="ro2">
          <table:table-cell office:value-type="float" office:value="7" table:formula="of:=ROW()-1" table:style-name="ce5">
            <text:p>7</text:p>
          </table:table-cell>
          <table:table-cell office:value-type="string" table:style-name="ce9">
            <text:p><text:ruby text:style-name="ru1"><text:ruby-base>複写</text:ruby-base><text:ruby-text text:style-name="T1">フクシャ</text:ruby-text></text:ruby></text:p>
          </table:table-cell>
          <table:table-cell office:value-type="string" table:style-name="ce20">
            <text:p>ハイパーリンク</text:p>
          </table:table-cell>
          <table:table-cell office:value-type="string" table:style-name="ce1">
            <text:p>-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クリックにより、<text:ruby text:style-name="ru1"><text:ruby-base>部署</text:ruby-base><text:ruby-text text:style-name="T1">ブショ</text:ruby-text></text:ruby><text:ruby text:style-name="ru1"><text:ruby-base>情報</text:ruby-base><text:ruby-text text:style-name="T1">ジョウホウ</text:ruby-text></text:ruby>をクリップボードにコピーする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office:value-type="string" table:style-name="ce7">
            <text:p>※<text:ruby text:style-name="ru1"><text:ruby-base>上記</text:ruby-base><text:ruby-text text:style-name="T1">ジョウキ</text:ruby-text></text:ruby>は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の<text:ruby text:style-name="ru1"><text:ruby-base>項目</text:ruby-base><text:ruby-text text:style-name="T1">コウモク</text:ruby-text></text:ruby>のみ<text:ruby text:style-name="ru1"><text:ruby-base>記載</text:ruby-base><text:ruby-text text:style-name="T1">キサイ</text:ruby-text></text:ruby>　<text:ruby text:style-name="ru1"><text:ruby-base>一覧</text:ruby-base><text:ruby-text text:style-name="T1">イチラン</text:ruby-text></text:ruby><text:ruby text:style-name="ru1"><text:ruby-base>操作</text:ruby-base><text:ruby-text text:style-name="T1">ソウサ</text:ruby-text></text:ruby><text:ruby text:style-name="ru1"><text:ruby-base>領域</text:ruby-base><text:ruby-text text:style-name="T1">リョウイキ</text:ruby-text></text:ruby>は<text:ruby text:style-name="ru1"><text:ruby-base>省略</text:ruby-base><text:ruby-text text:style-name="T1">ショウリャク</text:ruby-text></text:ruby>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number-rows-repeated="1048566" table:style-name="ro2">
          <table:table-cell table:number-columns-repeated="16384"/>
        </table:table-row>
      </table:table>
      <table:table table:name="11人員詳細" table:style-name="ta1">
        <table:table-column table:style-name="co1" table:default-cell-style-name="ce5"/>
        <table:table-column table:style-name="co12" table:default-cell-style-name="ce9"/>
        <table:table-column table:style-name="co18" table:default-cell-style-name="ce20"/>
        <table:table-column table:style-name="co4" table:default-cell-style-name="ce1"/>
        <table:table-column table:style-name="co5" table:default-cell-style-name="ce5"/>
        <table:table-column table:style-name="co10" table:default-cell-style-name="ce9"/>
        <table:table-column table:style-name="co13" table:default-cell-style-name="ce20"/>
        <table:table-column table:style-name="co8" table:default-cell-style-name="ce5"/>
        <table:table-column table:style-name="co16" table:default-cell-style-name="ce9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No</text:p>
          </table:table-cell>
          <table:table-cell office:value-type="string" table:style-name="ce13">
            <text:p><text:ruby text:style-name="ru1"><text:ruby-base>日本語名</text:ruby-base><text:ruby-text text:style-name="T1">ニホンゴメイ</text:ruby-text></text:ruby></text:p>
          </table:table-cell>
          <table:table-cell office:value-type="string" table:style-name="ce21">
            <text:p><text:ruby text:style-name="ru1"><text:ruby-base>種別</text:ruby-base><text:ruby-text text:style-name="T1">シュベツ</text:ruby-text></text:ruby></text:p>
          </table:table-cell>
          <table:table-cell office:value-type="string" table:style-name="ce2">
            <text:p><text:ruby text:style-name="ru1"><text:ruby-base>長</text:ruby-base><text:ruby-text text:style-name="T1">ナガ</text:ruby-text></text:ruby>さ</text:p>
          </table:table-cell>
          <table:table-cell office:value-type="string" table:style-name="ce10">
            <text:p>I/O</text:p>
          </table:table-cell>
          <table:table-cell office:value-type="string" table:style-name="ce13">
            <text:p><text:ruby text:style-name="ru1"><text:ruby-base>入力制限</text:ruby-base><text:ruby-text text:style-name="T1">ニュウリョクセイゲン</text:ruby-text></text:ruby></text:p>
          </table:table-cell>
          <table:table-cell office:value-type="string" table:style-name="ce18">
            <text:p><text:ruby text:style-name="ru1"><text:ruby-base>表示</text:ruby-base><text:ruby-text text:style-name="T1">ヒョウジ</text:ruby-text></text:ruby><text:ruby text:style-name="ru1"><text:ruby-base>位置</text:ruby-base><text:ruby-text text:style-name="T1">イチ</text:ruby-text></text:ruby></text:p>
          </table:table-cell>
          <table:table-cell office:value-type="string" table:style-name="ce11">
            <office:annotation draw:style-name="a9" svg:x="10.0416666666667in" svg:y="-0.00833333333333333in" svg:width="1.38333333333333in" svg:height="0.766666666666667in">
              <text:p>コメント:</text:p>
              <text:p><text:s text:c="4"/>クリックによるアクション有無　〇：あり</text:p>
            </office:annotation>
            <text:p>AC</text:p>
          </table:table-cell>
          <table:table-cell office:value-type="string" table:style-name="ce14">
            <text:p><text:ruby text:style-name="ru1"><text:ruby-base>備考</text:ruby-base><text:ruby-text text:style-name="T1">ビコウ</text:ruby-text></text:ruby></text:p>
          </table:table-cell>
          <table:table-cell table:number-columns-repeated="16375"/>
        </table:table-row>
        <table:table-row table:style-name="ro1">
          <table:table-cell office:value-type="float" office:value="1" table:formula="of:=ROW()-1" table:style-name="ce5">
            <text:p>1</text:p>
          </table:table-cell>
          <table:table-cell office:value-type="string" table:style-name="ce9">
            <text:p><text:ruby text:style-name="ru1"><text:ruby-base>氏名</text:ruby-base><text:ruby-text text:style-name="T1">シメイ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9">
            <text:p><text:ruby text:style-name="ru1"><text:ruby-base>英数記号</text:ruby-base><text:ruby-text text:style-name="T1">エイスウキゴウ</text:ruby-text></text:ruby>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table:style-name="ce9"/>
          <table:table-cell table:number-columns-repeated="16375"/>
        </table:table-row>
        <table:table-row table:style-name="ro2">
          <table:table-cell office:value-type="float" office:value="2" table:formula="of:=ROW()-1" table:style-name="ce5">
            <text:p>2</text:p>
          </table:table-cell>
          <table:table-cell office:value-type="string" table:style-name="ce9">
            <text:p><text:ruby text:style-name="ru1"><text:ruby-base>番号</text:ruby-base><text:ruby-text text:style-name="T1">バンゴウ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10" table:style-name="ce1">
            <text:p>10</text:p>
          </table:table-cell>
          <table:table-cell office:value-type="string" table:style-name="ce5">
            <text:p>O</text:p>
          </table:table-cell>
          <table:table-cell office:value-type="string" table:style-name="ce9">
            <text:p><text:ruby text:style-name="ru1"><text:ruby-base>英数</text:ruby-base><text:ruby-text text:style-name="T1">エイスウ</text:ruby-text></text:ruby>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office:value-type="string" table:style-name="ce9">
            <text:p>DB<text:ruby text:style-name="ru1"><text:ruby-base>登録</text:ruby-base><text:ruby-text text:style-name="T1">トウロク</text:ruby-text></text:ruby><text:ruby text:style-name="ru1"><text:ruby-base>時</text:ruby-base><text:ruby-text text:style-name="T1">トキ</text:ruby-text></text:ruby>に<text:ruby text:style-name="ru1"><text:ruby-base>割</text:ruby-base><text:ruby-text text:style-name="T1">ワ</text:ruby-text></text:ruby>り<text:ruby text:style-name="ru1"><text:ruby-base>振</text:ruby-base><text:ruby-text text:style-name="T1">フ</text:ruby-text></text:ruby>られた<text:ruby text:style-name="ru1"><text:ruby-base>番号</text:ruby-base><text:ruby-text text:style-name="T1">バンゴウ</text:ruby-text></text:ruby></text:p>
          </table:table-cell>
          <table:table-cell table:number-columns-repeated="16375"/>
        </table:table-row>
        <table:table-row table:style-name="ro4">
          <table:table-cell office:value-type="float" office:value="3" table:formula="of:=ROW()-1" table:style-name="ce5">
            <text:p>3</text:p>
          </table:table-cell>
          <table:table-cell office:value-type="string" table:style-name="ce9">
            <text:p>ログイン<text:ruby text:style-name="ru1"><text:ruby-base>権限</text:ruby-base><text:ruby-text text:style-name="T1">ケンゲン</text:ruby-text></text:ruby><text:ruby text:style-name="ru1"><text:ruby-base>有無</text:ruby-base><text:ruby-text text:style-name="T1">ウム</text:ruby-text></text:ruby></text:p>
          </table:table-cell>
          <table:table-cell office:value-type="string" table:style-name="ce20">
            <text:p>チェックボックス</text:p>
          </table:table-cell>
          <table:table-cell office:value-type="string" table:style-name="ce5">
            <text:p>-</text:p>
          </table:table-cell>
          <table:table-cell office:value-type="string" table:style-name="ce5">
            <text:p>I</text:p>
          </table:table-cell>
          <table:table-cell office:value-type="string" table:style-name="ce9">
            <text:p>-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5">
            <text:p>〇</text:p>
          </table:table-cell>
          <table:table-cell office:value-type="string" table:style-name="ce9">
            <text:p><text:ruby text:style-name="ru1"><text:ruby-base>作業</text:ruby-base><text:ruby-text text:style-name="T1">サギョウ</text:ruby-text></text:ruby><text:ruby text:style-name="ru1"><text:ruby-base>管理</text:ruby-base><text:ruby-text text:style-name="T1">カンリ</text:ruby-text></text:ruby>システムへのログイン<text:ruby text:style-name="ru1"><text:ruby-base>権限</text:ruby-base><text:ruby-text text:style-name="T1">ケンゲン</text:ruby-text></text:ruby>があるかどうかを<text:ruby text:style-name="ru1"><text:ruby-base>示</text:ruby-base><text:ruby-text text:style-name="T1">シメ</text:ruby-text></text:ruby>す</text:p>
            <text:p>クリックでメールアドレス、パスワード<text:ruby text:style-name="ru1"><text:ruby-base>入力</text:ruby-base><text:ruby-text text:style-name="T1">ニュウリョク</text:ruby-text></text:ruby><text:ruby text:style-name="ru1"><text:ruby-base>欄</text:ruby-base><text:ruby-text text:style-name="T1">ラン</text:ruby-text></text:ruby>を<text:ruby text:style-name="ru1"><text:ruby-base>表示</text:ruby-base><text:ruby-text text:style-name="T1">ヒョウジ</text:ruby-text></text:ruby>または<text:ruby text:style-name="ru1"><text:ruby-base>隠蔽</text:ruby-base><text:ruby-text text:style-name="T1">インペイ</text:ruby-text></text:ruby>する</text:p>
          </table:table-cell>
          <table:table-cell table:number-columns-repeated="16375"/>
        </table:table-row>
        <table:table-row table:style-name="ro3">
          <table:table-cell office:value-type="float" office:value="4" table:formula="of:=ROW()-1" table:style-name="ce5">
            <text:p>4</text:p>
          </table:table-cell>
          <table:table-cell office:value-type="string" table:style-name="ce9">
            <text:p>メールアドレス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9">
            <text:p>メールアドレス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office:value-type="string" table:style-name="ce9">
            <text:p>ログイン<text:ruby text:style-name="ru1"><text:ruby-base>時</text:ruby-base><text:ruby-text text:style-name="T1">トキ</text:ruby-text></text:ruby>のユーザIDとなる</text:p>
          </table:table-cell>
          <table:table-cell table:number-columns-repeated="16375"/>
        </table:table-row>
        <table:table-row table:style-name="ro2">
          <table:table-cell office:value-type="float" office:value="5" table:formula="of:=ROW()-1" table:style-name="ce5">
            <text:p>5</text:p>
          </table:table-cell>
          <table:table-cell office:value-type="string" table:style-name="ce9">
            <text:p>パスワード</text:p>
          </table:table-cell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9">
            <text:p><text:ruby text:style-name="ru1"><text:ruby-base>英数</text:ruby-base><text:ruby-text text:style-name="T1">エイスウ</text:ruby-text></text:ruby>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table:style-name="ce9"/>
          <table:table-cell table:number-columns-repeated="16375"/>
        </table:table-row>
        <table:table-row table:style-name="ro2">
          <table:table-cell office:value-type="float" office:value="6" table:formula="of:=ROW()-1" table:style-name="ce5">
            <text:p>6</text:p>
          </table:table-cell>
          <table:table-cell office:value-type="string" table:style-name="ce9">
            <text:p><text:ruby text:style-name="ru1"><text:ruby-base>所属</text:ruby-base><text:ruby-text text:style-name="T1">ショゾク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9">
            <text:p>-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<text:ruby text:style-name="ru1"><text:ruby-base>所属</text:ruby-base><text:ruby-text text:style-name="T1">ショゾク</text:ruby-text></text:ruby><text:ruby text:style-name="ru1"><text:ruby-base>部署</text:ruby-base><text:ruby-text text:style-name="T1">ブショ</text:ruby-text></text:ruby><text:ruby text:style-name="ru1"><text:ruby-base>名</text:ruby-base><text:ruby-text text:style-name="T1">メイ</text:ruby-text></text:ruby>を<text:ruby text:style-name="ru1"><text:ruby-base>表示</text:ruby-base><text:ruby-text text:style-name="T1">ヒョウジ</text:ruby-text></text:ruby>し、クリックによりその<text:ruby text:style-name="ru1"><text:ruby-base>部署</text:ruby-base><text:ruby-text text:style-name="T1">ブショ</text:ruby-text></text:ruby><text:ruby text:style-name="ru1"><text:ruby-base>詳細</text:ruby-base><text:ruby-text text:style-name="T1">ショウサイ</text:ruby-text></text:ruby>に<text:ruby text:style-name="ru1"><text:ruby-base>遷移</text:ruby-base><text:ruby-text text:style-name="T1">センイ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7" table:formula="of:=ROW()-1" table:style-name="ce5">
            <text:p>7</text:p>
          </table:table-cell>
          <table:table-cell office:value-type="string" table:style-name="ce9">
            <text:p><text:ruby text:style-name="ru1"><text:ruby-base>状態</text:ruby-base><text:ruby-text text:style-name="T1">ジョウタイ</text:ruby-text></text:ruby></text:p>
          </table:table-cell>
          <table:table-cell office:value-type="string" table:style-name="ce20">
            <text:p>コンボボックス</text:p>
          </table:table-cell>
          <table:table-cell office:value-type="string" table:style-name="ce1">
            <text:p>-</text:p>
          </table:table-cell>
          <table:table-cell office:value-type="string" table:style-name="ce5">
            <text:p>I</text:p>
          </table:table-cell>
          <table:table-cell office:value-type="string" table:style-name="ce9">
            <text:p>-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12"/>
          <table:table-cell office:value-type="string" table:style-name="ce9">
            <text:p>コード<text:ruby text:style-name="ru1"><text:ruby-base>一覧</text:ruby-base><text:ruby-text text:style-name="T1">イチラン</text:ruby-text></text:ruby>の<text:ruby text:style-name="ru1"><text:ruby-base>人員</text:ruby-base><text:ruby-text text:style-name="T1">ジンイン</text:ruby-text></text:ruby><text:ruby text:style-name="ru1"><text:ruby-base>状態</text:ruby-base><text:ruby-text text:style-name="T1">ジョウタイ</text:ruby-text></text:ruby>から<text:ruby text:style-name="ru1"><text:ruby-base>選択</text:ruby-base><text:ruby-text text:style-name="T1">センタク</text:ruby-text></text:ruby></text:p>
          </table:table-cell>
          <table:table-cell table:number-columns-repeated="16375"/>
        </table:table-row>
        <table:table-row table:style-name="ro3">
          <table:table-cell office:value-type="float" office:value="8" table:formula="of:=ROW()-1" table:style-name="ce5">
            <text:p>8</text:p>
          </table:table-cell>
          <table:table-cell office:value-type="string" table:style-name="ce9">
            <text:p><text:ruby text:style-name="ru1"><text:ruby-base>上位</text:ruby-base><text:ruby-text text:style-name="T1">ジョウイ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9">
            <text:p>-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<text:ruby text:style-name="ru1"><text:ruby-base>上司</text:ruby-base><text:ruby-text text:style-name="T1">ジョウシ</text:ruby-text></text:ruby>の<text:ruby text:style-name="ru1"><text:ruby-base>人員名</text:ruby-base><text:ruby-text text:style-name="T1">ジンインメイ</text:ruby-text></text:ruby>を<text:ruby text:style-name="ru1"><text:ruby-base>表示</text:ruby-base><text:ruby-text text:style-name="T1">ヒョウジ</text:ruby-text></text:ruby>し、クリックにより<text:ruby text:style-name="ru1"><text:ruby-base>人員</text:ruby-base><text:ruby-text text:style-name="T1">ジンイン</text:ruby-text></text:ruby><text:ruby text:style-name="ru1"><text:ruby-base>詳細</text:ruby-base><text:ruby-text text:style-name="T1">ショウサイ</text:ruby-text></text:ruby>に<text:ruby text:style-name="ru1"><text:ruby-base>遷移</text:ruby-base><text:ruby-text text:style-name="T1">センイ</text:ruby-text></text:ruby>する</text:p>
          </table:table-cell>
          <table:table-cell table:number-columns-repeated="16375"/>
        </table:table-row>
        <table:table-row table:style-name="ro5">
          <table:table-cell office:value-type="float" office:value="9" table:formula="of:=ROW()-1" table:style-name="ce5">
            <text:p>9</text:p>
          </table:table-cell>
          <table:table-cell office:value-type="string" table:style-name="ce9">
            <text:p>システム<text:ruby text:style-name="ru1"><text:ruby-base>管理</text:ruby-base><text:ruby-text text:style-name="T1">カンリ</text:ruby-text></text:ruby><text:ruby text:style-name="ru1"><text:ruby-base>権限</text:ruby-base><text:ruby-text text:style-name="T1">ケンゲン</text:ruby-text></text:ruby><text:ruby text:style-name="ru1"><text:ruby-base>有無</text:ruby-base><text:ruby-text text:style-name="T1">ウム</text:ruby-text></text:ruby></text:p>
          </table:table-cell>
          <table:table-cell office:value-type="string" table:style-name="ce20">
            <text:p>チェックボックス</text:p>
          </table:table-cell>
          <table:table-cell table:style-name="ce1"/>
          <table:table-cell table:style-name="ce5"/>
          <table:table-cell table:style-name="ce9"/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office:value-type="string" table:style-name="ce9">
            <text:p><text:ruby text:style-name="ru1"><text:ruby-base>作業</text:ruby-base><text:ruby-text text:style-name="T1">サギョウ</text:ruby-text></text:ruby><text:ruby text:style-name="ru1"><text:ruby-base>管理</text:ruby-base><text:ruby-text text:style-name="T1">カンリ</text:ruby-text></text:ruby>システムのシステム<text:ruby text:style-name="ru1"><text:ruby-base>管理</text:ruby-base><text:ruby-text text:style-name="T1">カンリ</text:ruby-text></text:ruby><text:ruby text:style-name="ru1"><text:ruby-base>権限</text:ruby-base><text:ruby-text text:style-name="T1">ケンゲン</text:ruby-text></text:ruby>があるかどうかを<text:ruby text:style-name="ru1"><text:ruby-base>示</text:ruby-base><text:ruby-text text:style-name="T1">シメ</text:ruby-text></text:ruby>す</text:p>
            <text:p>システム<text:ruby text:style-name="ru1"><text:ruby-base>管理者</text:ruby-base><text:ruby-text text:style-name="T1">カンリシャ</text:ruby-text></text:ruby>は<text:ruby text:style-name="ru1"><text:ruby-base>作業管理</text:ruby-base><text:ruby-text text:style-name="T1">サギョウカンリ</text:ruby-text></text:ruby>システムにおける<text:ruby text:style-name="ru1"><text:ruby-base>全</text:ruby-base><text:ruby-text text:style-name="T1">スベ</text:ruby-text></text:ruby>ての<text:ruby text:style-name="ru1"><text:ruby-base>操作</text:ruby-base><text:ruby-text text:style-name="T1">ソウサ</text:ruby-text></text:ruby>を<text:ruby text:style-name="ru1"><text:ruby-base>行</text:ruby-base><text:ruby-text text:style-name="T1">オコナ</text:ruby-text></text:ruby>うことができる</text:p>
            <text:p>ユーザがシステム<text:ruby text:style-name="ru1"><text:ruby-base>管理者</text:ruby-base><text:ruby-text text:style-name="T1">カンリシャ</text:ruby-text></text:ruby>である<text:ruby text:style-name="ru1"><text:ruby-base>場合</text:ruby-base><text:ruby-text text:style-name="T1">バアイ</text:ruby-text></text:ruby>のみ<text:ruby text:style-name="ru1"><text:ruby-base>表示</text:ruby-base><text:ruby-text text:style-name="T1">ヒョウジ</text:ruby-text></text:ruby>する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office:value-type="string" table:style-name="ce7">
            <text:p>※<text:ruby text:style-name="ru1"><text:ruby-base>上記</text:ruby-base><text:ruby-text text:style-name="T1">ジョウキ</text:ruby-text></text:ruby>は<text:ruby text:style-name="ru1"><text:ruby-base>本</text:ruby-base><text:ruby-text text:style-name="T1">ホン</text:ruby-text></text:ruby><text:ruby text:style-name="ru1"><text:ruby-base>画面</text:ruby-base><text:ruby-text text:style-name="T1">ガメン</text:ruby-text></text:ruby>の<text:ruby text:style-name="ru1"><text:ruby-base>機能</text:ruby-base><text:ruby-text text:style-name="T1">キノウ</text:ruby-text></text:ruby>に<text:ruby text:style-name="ru1"><text:ruby-base>依存</text:ruby-base><text:ruby-text text:style-name="T1">イゾン</text:ruby-text></text:ruby>した<text:ruby text:style-name="ru1"><text:ruby-base>項目</text:ruby-base><text:ruby-text text:style-name="T1">コウモク</text:ruby-text></text:ruby>のみ<text:ruby text:style-name="ru1"><text:ruby-base>記載</text:ruby-base><text:ruby-text text:style-name="T1">キサイ</text:ruby-text></text:ruby>　<text:ruby text:style-name="ru1"><text:ruby-base>詳細</text:ruby-base><text:ruby-text text:style-name="T1">ショウサイ</text:ruby-text></text:ruby><text:ruby text:style-name="ru1"><text:ruby-base>操作</text:ruby-base><text:ruby-text text:style-name="T1">ソウサ</text:ruby-text></text:ruby><text:ruby text:style-name="ru1"><text:ruby-base>領域</text:ruby-base><text:ruby-text text:style-name="T1">リョウイキ</text:ruby-text></text:ruby>に<text:ruby text:style-name="ru1"><text:ruby-base>表示</text:ruby-base><text:ruby-text text:style-name="T1">ヒョウジ</text:ruby-text></text:ruby>する<text:ruby text:style-name="ru1"><text:ruby-base>基本</text:ruby-base><text:ruby-text text:style-name="T1">キホン</text:ruby-text></text:ruby><text:ruby text:style-name="ru1"><text:ruby-base>項目</text:ruby-base><text:ruby-text text:style-name="T1">コウモク</text:ruby-text></text:ruby>は<text:ruby text:style-name="ru1"><text:ruby-base>省略</text:ruby-base><text:ruby-text text:style-name="T1">ショウリャク</text:ruby-text></text:ruby></text:p>
          </table:table-cell>
          <table:table-cell table:style-name="ce20"/>
          <table:table-cell table:style-name="ce1"/>
          <table:table-cell table:style-name="ce5"/>
          <table:table-cell table:style-name="ce1"/>
          <table:table-cell table:style-name="ce20"/>
          <table:table-cell table:style-name="ce5"/>
          <table:table-cell table:style-name="ce7"/>
          <table:table-cell table:number-columns-repeated="16375"/>
        </table:table-row>
        <table:table-row table:style-name="ro2">
          <table:table-cell table:style-name="ce5"/>
          <table:table-cell office:value-type="string" table:style-name="ce7">
            <text:p>※所属する部署一覧を表示する（複数部署に所属可)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style-name="ro2">
          <table:table-cell table:style-name="ce5"/>
          <table:table-cell office:value-type="string" table:style-name="ce7">
            <text:p>※<text:ruby text:style-name="ru1"><text:ruby-base>可能</text:ruby-base><text:ruby-text text:style-name="T1">カノウ</text:ruby-text></text:ruby>な<text:ruby text:style-name="ru1"><text:ruby-base>権限</text:ruby-base><text:ruby-text text:style-name="T1">ケンゲン</text:ruby-text></text:ruby><text:ruby text:style-name="ru1"><text:ruby-base>一覧</text:ruby-base><text:ruby-text text:style-name="T1">イチラン</text:ruby-text></text:ruby>を<text:ruby text:style-name="ru1"><text:ruby-base>表示</text:ruby-base><text:ruby-text text:style-name="T1">ヒョウジ</text:ruby-text></text:ruby>する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number-rows-repeated="1048562" table:style-name="ro2">
          <table:table-cell table:number-columns-repeated="16384"/>
        </table:table-row>
      </table:table>
      <table:table table:name="12人員一覧" table:style-name="ta1">
        <table:table-column table:style-name="co1" table:default-cell-style-name="ce5"/>
        <table:table-column table:style-name="co12" table:default-cell-style-name="ce9"/>
        <table:table-column table:style-name="co19" table:default-cell-style-name="ce20"/>
        <table:table-column table:style-name="co4" table:default-cell-style-name="ce1"/>
        <table:table-column table:style-name="co5" table:default-cell-style-name="ce5"/>
        <table:table-column table:style-name="co10" table:default-cell-style-name="ce9"/>
        <table:table-column table:style-name="co13" table:default-cell-style-name="ce20"/>
        <table:table-column table:style-name="co8" table:default-cell-style-name="ce5"/>
        <table:table-column table:style-name="co16" table:default-cell-style-name="ce9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No</text:p>
          </table:table-cell>
          <table:table-cell office:value-type="string" table:style-name="ce13">
            <text:p><text:ruby text:style-name="ru1"><text:ruby-base>日本語名</text:ruby-base><text:ruby-text text:style-name="T1">ニホンゴメイ</text:ruby-text></text:ruby></text:p>
          </table:table-cell>
          <table:table-cell office:value-type="string" table:style-name="ce21">
            <text:p><text:ruby text:style-name="ru1"><text:ruby-base>種別</text:ruby-base><text:ruby-text text:style-name="T1">シュベツ</text:ruby-text></text:ruby></text:p>
          </table:table-cell>
          <table:table-cell office:value-type="string" table:style-name="ce2">
            <text:p><text:ruby text:style-name="ru1"><text:ruby-base>長</text:ruby-base><text:ruby-text text:style-name="T1">ナガ</text:ruby-text></text:ruby>さ</text:p>
          </table:table-cell>
          <table:table-cell office:value-type="string" table:style-name="ce10">
            <text:p>I/O</text:p>
          </table:table-cell>
          <table:table-cell office:value-type="string" table:style-name="ce13">
            <text:p><text:ruby text:style-name="ru1"><text:ruby-base>入力制限</text:ruby-base><text:ruby-text text:style-name="T1">ニュウリョクセイゲン</text:ruby-text></text:ruby></text:p>
          </table:table-cell>
          <table:table-cell office:value-type="string" table:style-name="ce18">
            <text:p><text:ruby text:style-name="ru1"><text:ruby-base>表示</text:ruby-base><text:ruby-text text:style-name="T1">ヒョウジ</text:ruby-text></text:ruby><text:ruby text:style-name="ru1"><text:ruby-base>位置</text:ruby-base><text:ruby-text text:style-name="T1">イチ</text:ruby-text></text:ruby></text:p>
          </table:table-cell>
          <table:table-cell office:value-type="string" table:style-name="ce11">
            <office:annotation draw:style-name="a10" svg:x="6.61666666666667in" svg:y="-0.00833333333333333in" svg:width="1.40833333333333in" svg:height="0.783333333333333in">
              <text:p>コメント:</text:p>
              <text:p><text:s text:c="4"/>クリックによるアクション有無　〇：あり</text:p>
            </office:annotation>
            <text:p>AC</text:p>
          </table:table-cell>
          <table:table-cell office:value-type="string" table:style-name="ce14">
            <text:p><text:ruby text:style-name="ru1"><text:ruby-base>備考</text:ruby-base><text:ruby-text text:style-name="T1">ビコウ</text:ruby-text></text:ruby></text:p>
          </table:table-cell>
          <table:table-cell table:number-columns-repeated="16375"/>
        </table:table-row>
        <table:table-row table:style-name="ro1">
          <table:table-cell office:value-type="float" office:value="1" table:formula="of:=ROW()-1" table:style-name="ce5">
            <text:p>1</text:p>
          </table:table-cell>
          <table:table-cell office:value-type="string" table:style-name="ce9">
            <text:p><text:ruby text:style-name="ru1"><text:ruby-base>番号</text:ruby-base><text:ruby-text text:style-name="T1">バンゴウ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9">
            <text:p><text:ruby text:style-name="ru1"><text:ruby-base>英数記号</text:ruby-base><text:ruby-text text:style-name="T1">エイスウキゴウ</text:ruby-text></text:ruby>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office:value-type="string" table:style-name="ce9">
            <text:p>DB<text:ruby text:style-name="ru1"><text:ruby-base>登録</text:ruby-base><text:ruby-text text:style-name="T1">トウロク</text:ruby-text></text:ruby><text:ruby text:style-name="ru1"><text:ruby-base>時</text:ruby-base><text:ruby-text text:style-name="T1">トキ</text:ruby-text></text:ruby>に<text:ruby text:style-name="ru1"><text:ruby-base>割</text:ruby-base><text:ruby-text text:style-name="T1">ワ</text:ruby-text></text:ruby>り<text:ruby text:style-name="ru1"><text:ruby-base>振</text:ruby-base><text:ruby-text text:style-name="T1">フ</text:ruby-text></text:ruby>られた<text:ruby text:style-name="ru1"><text:ruby-base>番号</text:ruby-base><text:ruby-text text:style-name="T1">バンゴウ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2" table:formula="of:=ROW()-1" table:style-name="ce5">
            <text:p>2</text:p>
          </table:table-cell>
          <table:table-cell office:value-type="string" table:style-name="ce9">
            <text:p><text:ruby text:style-name="ru1"><text:ruby-base>名称</text:ruby-base><text:ruby-text text:style-name="T1">メイショウ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9">
            <text:p><text:ruby text:style-name="ru1"><text:ruby-base>英数</text:ruby-base><text:ruby-text text:style-name="T1">エイスウ</text:ruby-text></text:ruby>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table:style-name="ce9"/>
          <table:table-cell table:number-columns-repeated="16375"/>
        </table:table-row>
        <table:table-row table:style-name="ro2">
          <table:table-cell office:value-type="float" office:value="3" table:formula="of:=ROW()-1" table:style-name="ce5">
            <text:p>3</text:p>
          </table:table-cell>
          <table:table-cell office:value-type="string" table:style-name="ce9">
            <text:p><text:ruby text:style-name="ru1"><text:ruby-base>上位</text:ruby-base><text:ruby-text text:style-name="T1">ジョウイ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<text:ruby text:style-name="ru1"><text:ruby-base>上位部署名</text:ruby-base><text:ruby-text text:style-name="T1">ジョウイブショメイ</text:ruby-text></text:ruby>を<text:ruby text:style-name="ru1"><text:ruby-base>表示</text:ruby-base><text:ruby-text text:style-name="T1">ヒョウジ</text:ruby-text></text:ruby>し、クリックによりその<text:ruby text:style-name="ru1"><text:ruby-base>部署</text:ruby-base><text:ruby-text text:style-name="T1">ブショ</text:ruby-text></text:ruby><text:ruby text:style-name="ru1"><text:ruby-base>詳細</text:ruby-base><text:ruby-text text:style-name="T1">ショウサイ</text:ruby-text></text:ruby>に<text:ruby text:style-name="ru1"><text:ruby-base>遷移</text:ruby-base><text:ruby-text text:style-name="T1">センイ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4" table:formula="of:=ROW()-1" table:style-name="ce5">
            <text:p>4</text:p>
          </table:table-cell>
          <table:table-cell office:value-type="string" table:style-name="ce9">
            <text:p><text:ruby text:style-name="ru1"><text:ruby-base>状態</text:ruby-base><text:ruby-text text:style-name="T1">ジョウタイ</text:ruby-text></text:ruby></text:p>
          </table:table-cell>
          <table:table-cell office:value-type="string" table:style-name="ce20">
            <text:p>コンボボックス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I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table:style-name="ce12"/>
          <table:table-cell office:value-type="string" table:style-name="ce9">
            <text:p>コード<text:ruby text:style-name="ru1"><text:ruby-base>一覧</text:ruby-base><text:ruby-text text:style-name="T1">イチラン</text:ruby-text></text:ruby>の<text:ruby text:style-name="ru1"><text:ruby-base>部署状態</text:ruby-base><text:ruby-text text:style-name="T1">ブショジョウタイ</text:ruby-text></text:ruby>から<text:ruby text:style-name="ru1"><text:ruby-base>選択</text:ruby-base><text:ruby-text text:style-name="T1">センタク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5" table:formula="of:=ROW()-1" table:style-name="ce5">
            <text:p>5</text:p>
          </table:table-cell>
          <table:table-cell office:value-type="string" table:style-name="ce9">
            <text:p><text:ruby text:style-name="ru1"><text:ruby-base>責任者</text:ruby-base><text:ruby-text text:style-name="T1">セキニンシャ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クリックにより、<text:ruby text:style-name="ru1"><text:ruby-base>責任者</text:ruby-base><text:ruby-text text:style-name="T1">セキニンシャ</text:ruby-text></text:ruby>の<text:ruby text:style-name="ru1"><text:ruby-base>人員</text:ruby-base><text:ruby-text text:style-name="T1">ジンイン</text:ruby-text></text:ruby><text:ruby text:style-name="ru1"><text:ruby-base>詳細</text:ruby-base><text:ruby-text text:style-name="T1">ショウサイ</text:ruby-text></text:ruby>に<text:ruby text:style-name="ru1"><text:ruby-base>遷移</text:ruby-base><text:ruby-text text:style-name="T1">センイ</text:ruby-text></text:ruby>する</text:p>
          </table:table-cell>
          <table:table-cell table:number-columns-repeated="16375"/>
        </table:table-row>
        <table:table-row table:style-name="ro2">
          <table:table-cell office:value-type="float" office:value="6" table:formula="of:=ROW()-1" table:style-name="ce5">
            <text:p>6</text:p>
          </table:table-cell>
          <table:table-cell office:value-type="string" table:style-name="ce9">
            <text:p><text:ruby text:style-name="ru1"><text:ruby-base>複写</text:ruby-base><text:ruby-text text:style-name="T1">フクシャ</text:ruby-text></text:ruby></text:p>
          </table:table-cell>
          <table:table-cell office:value-type="string" table:style-name="ce20">
            <text:p>ハイパーリンク</text:p>
          </table:table-cell>
          <table:table-cell office:value-type="string" table:style-name="ce1">
            <text:p>-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クリックにより、<text:ruby text:style-name="ru1"><text:ruby-base>部署</text:ruby-base><text:ruby-text text:style-name="T1">ブショ</text:ruby-text></text:ruby><text:ruby text:style-name="ru1"><text:ruby-base>情報</text:ruby-base><text:ruby-text text:style-name="T1">ジョウホウ</text:ruby-text></text:ruby>をクリップボードにコピーする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office:value-type="string" table:style-name="ce7">
            <text:p>※<text:ruby text:style-name="ru1"><text:ruby-base>上記</text:ruby-base><text:ruby-text text:style-name="T1">ジョウキ</text:ruby-text></text:ruby>は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の<text:ruby text:style-name="ru1"><text:ruby-base>項目</text:ruby-base><text:ruby-text text:style-name="T1">コウモク</text:ruby-text></text:ruby>のみ<text:ruby text:style-name="ru1"><text:ruby-base>記載</text:ruby-base><text:ruby-text text:style-name="T1">キサイ</text:ruby-text></text:ruby>　<text:ruby text:style-name="ru1"><text:ruby-base>一覧</text:ruby-base><text:ruby-text text:style-name="T1">イチラン</text:ruby-text></text:ruby><text:ruby text:style-name="ru1"><text:ruby-base>操作</text:ruby-base><text:ruby-text text:style-name="T1">ソウサ</text:ruby-text></text:ruby><text:ruby text:style-name="ru1"><text:ruby-base>領域</text:ruby-base><text:ruby-text text:style-name="T1">リョウイキ</text:ruby-text></text:ruby>は<text:ruby text:style-name="ru1"><text:ruby-base>省略</text:ruby-base><text:ruby-text text:style-name="T1">ショウリャク</text:ruby-text></text:ruby>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number-rows-repeated="1048567" table:style-name="ro2">
          <table:table-cell table:number-columns-repeated="16384"/>
        </table:table-row>
      </table:table>
      <table:table table:name="30権限一覧" table:style-name="ta1">
        <table:table-column table:style-name="co1" table:default-cell-style-name="ce5"/>
        <table:table-column table:style-name="co12" table:default-cell-style-name="ce9"/>
        <table:table-column table:style-name="co19" table:default-cell-style-name="ce20"/>
        <table:table-column table:style-name="co4" table:default-cell-style-name="ce1"/>
        <table:table-column table:style-name="co5" table:default-cell-style-name="ce5"/>
        <table:table-column table:style-name="co10" table:default-cell-style-name="ce9"/>
        <table:table-column table:style-name="co13" table:default-cell-style-name="ce20"/>
        <table:table-column table:style-name="co8" table:default-cell-style-name="ce5"/>
        <table:table-column table:style-name="co16" table:default-cell-style-name="ce9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No</text:p>
          </table:table-cell>
          <table:table-cell office:value-type="string" table:style-name="ce13">
            <text:p><text:ruby text:style-name="ru1"><text:ruby-base>日本語名</text:ruby-base><text:ruby-text text:style-name="T1">ニホンゴメイ</text:ruby-text></text:ruby></text:p>
          </table:table-cell>
          <table:table-cell office:value-type="string" table:style-name="ce21">
            <text:p><text:ruby text:style-name="ru1"><text:ruby-base>種別</text:ruby-base><text:ruby-text text:style-name="T1">シュベツ</text:ruby-text></text:ruby></text:p>
          </table:table-cell>
          <table:table-cell office:value-type="string" table:style-name="ce2">
            <text:p><text:ruby text:style-name="ru1"><text:ruby-base>長</text:ruby-base><text:ruby-text text:style-name="T1">ナガ</text:ruby-text></text:ruby>さ</text:p>
          </table:table-cell>
          <table:table-cell office:value-type="string" table:style-name="ce10">
            <text:p>I/O</text:p>
          </table:table-cell>
          <table:table-cell office:value-type="string" table:style-name="ce13">
            <text:p><text:ruby text:style-name="ru1"><text:ruby-base>入力制限</text:ruby-base><text:ruby-text text:style-name="T1">ニュウリョクセイゲン</text:ruby-text></text:ruby></text:p>
          </table:table-cell>
          <table:table-cell office:value-type="string" table:style-name="ce18">
            <text:p><text:ruby text:style-name="ru1"><text:ruby-base>表示</text:ruby-base><text:ruby-text text:style-name="T1">ヒョウジ</text:ruby-text></text:ruby><text:ruby text:style-name="ru1"><text:ruby-base>位置</text:ruby-base><text:ruby-text text:style-name="T1">イチ</text:ruby-text></text:ruby></text:p>
          </table:table-cell>
          <table:table-cell office:value-type="string" table:style-name="ce11">
            <office:annotation draw:style-name="a11" svg:x="6.275in" svg:y="0in" svg:width="1.39166666666667in" svg:height="0.783333333333333in">
              <text:p>コメント:</text:p>
              <text:p><text:s text:c="4"/>クリックによるアクション有無　〇：あり</text:p>
            </office:annotation>
            <text:p>AC</text:p>
          </table:table-cell>
          <table:table-cell office:value-type="string" table:style-name="ce14">
            <text:p><text:ruby text:style-name="ru1"><text:ruby-base>備考</text:ruby-base><text:ruby-text text:style-name="T1">ビコウ</text:ruby-text></text:ruby></text:p>
          </table:table-cell>
          <table:table-cell table:number-columns-repeated="16375"/>
        </table:table-row>
        <table:table-row table:style-name="ro1">
          <table:table-cell office:value-type="float" office:value="1" table:formula="of:=ROW()-1" table:style-name="ce5">
            <text:p>1</text:p>
          </table:table-cell>
          <table:table-cell office:value-type="string" table:style-name="ce9">
            <text:p><text:ruby text:style-name="ru1"><text:ruby-base>番号</text:ruby-base><text:ruby-text text:style-name="T1">バンゴウ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I</text:p>
          </table:table-cell>
          <table:table-cell office:value-type="string" table:style-name="ce9">
            <text:p><text:ruby text:style-name="ru1"><text:ruby-base>英数記号</text:ruby-base><text:ruby-text text:style-name="T1">エイスウキゴウ</text:ruby-text></text:ruby>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office:value-type="string" table:style-name="ce9">
            <text:p>DB<text:ruby text:style-name="ru1"><text:ruby-base>登録</text:ruby-base><text:ruby-text text:style-name="T1">トウロク</text:ruby-text></text:ruby><text:ruby text:style-name="ru1"><text:ruby-base>時</text:ruby-base><text:ruby-text text:style-name="T1">トキ</text:ruby-text></text:ruby>に<text:ruby text:style-name="ru1"><text:ruby-base>割</text:ruby-base><text:ruby-text text:style-name="T1">ワ</text:ruby-text></text:ruby>り<text:ruby text:style-name="ru1"><text:ruby-base>振</text:ruby-base><text:ruby-text text:style-name="T1">フ</text:ruby-text></text:ruby>られた<text:ruby text:style-name="ru1"><text:ruby-base>番号</text:ruby-base><text:ruby-text text:style-name="T1">バンゴウ</text:ruby-text></text:ruby></text:p>
          </table:table-cell>
          <table:table-cell table:number-columns-repeated="16375"/>
        </table:table-row>
        <table:table-row table:style-name="ro3">
          <table:table-cell office:value-type="float" office:value="2" table:formula="of:=ROW()-1" table:style-name="ce5">
            <text:p>2</text:p>
          </table:table-cell>
          <table:table-cell office:value-type="string" table:style-name="ce9">
            <text:p>パス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9">
            <text:p><text:ruby text:style-name="ru1"><text:ruby-base>英数</text:ruby-base><text:ruby-text text:style-name="T1">エイスウ</text:ruby-text></text:ruby>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<text:ruby text:style-name="ru1"><text:ruby-base>権限</text:ruby-base><text:ruby-text text:style-name="T1">ケンゲン</text:ruby-text></text:ruby>を<text:ruby text:style-name="ru1"><text:ruby-base>付与</text:ruby-base><text:ruby-text text:style-name="T1">フヨ</text:ruby-text></text:ruby>したツリー<text:ruby text:style-name="ru1"><text:ruby-base>画面</text:ruby-base><text:ruby-text text:style-name="T1">ガメン</text:ruby-text></text:ruby><text:ruby text:style-name="ru1"><text:ruby-base>上</text:ruby-base><text:ruby-text text:style-name="T1">ウエ</text:ruby-text></text:ruby>のパス</text:p>
            <text:p>クリックで<text:ruby text:style-name="ru1"><text:ruby-base>当該</text:ruby-base><text:ruby-text text:style-name="T1">トウガイ</text:ruby-text></text:ruby><text:ruby text:style-name="ru1"><text:ruby-base>機能</text:ruby-base><text:ruby-text text:style-name="T1">キノウ</text:ruby-text></text:ruby>の<text:ruby text:style-name="ru1"><text:ruby-base>詳細</text:ruby-base><text:ruby-text text:style-name="T1">ショウサイ</text:ruby-text></text:ruby><text:ruby text:style-name="ru1"><text:ruby-base>画面</text:ruby-base><text:ruby-text text:style-name="T1">ガメン</text:ruby-text></text:ruby>に<text:ruby text:style-name="ru1"><text:ruby-base>遷移</text:ruby-base><text:ruby-text text:style-name="T1">センイ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3" table:formula="of:=ROW()-1" table:style-name="ce5">
            <text:p>3</text:p>
          </table:table-cell>
          <table:table-cell office:value-type="string" table:style-name="ce9">
            <text:p><text:ruby text:style-name="ru1"><text:ruby-base>参照</text:ruby-base><text:ruby-text text:style-name="T1">サンショウ</text:ruby-text></text:ruby><text:ruby text:style-name="ru1"><text:ruby-base>権限</text:ruby-base><text:ruby-text text:style-name="T1">ケンゲン</text:ruby-text></text:ruby><text:ruby text:style-name="ru1"><text:ruby-base>有無</text:ruby-base><text:ruby-text text:style-name="T1">ウム</text:ruby-text></text:ruby></text:p>
          </table:table-cell>
          <table:table-cell office:value-type="string" table:style-name="ce20">
            <text:p>チェックボックス</text:p>
          </table:table-cell>
          <table:table-cell office:value-type="string" table:style-name="ce1">
            <text:p>-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table:style-name="ce12"/>
          <table:table-cell office:value-type="string" table:style-name="ce9">
            <text:p><text:ruby text:style-name="ru1"><text:ruby-base>参照</text:ruby-base><text:ruby-text text:style-name="T1">サンショウ</text:ruby-text></text:ruby><text:ruby text:style-name="ru1"><text:ruby-base>権限</text:ruby-base><text:ruby-text text:style-name="T1">ケンゲン</text:ruby-text></text:ruby>の<text:ruby text:style-name="ru1"><text:ruby-base>有無</text:ruby-base><text:ruby-text text:style-name="T1">ウム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4" table:formula="of:=ROW()-1" table:style-name="ce5">
            <text:p>4</text:p>
          </table:table-cell>
          <table:table-cell office:value-type="string" table:style-name="ce9">
            <text:p><text:ruby text:style-name="ru1"><text:ruby-base>登録</text:ruby-base><text:ruby-text text:style-name="T1">トウロク</text:ruby-text></text:ruby><text:ruby text:style-name="ru1"><text:ruby-base>権限</text:ruby-base><text:ruby-text text:style-name="T1">ケンゲン</text:ruby-text></text:ruby><text:ruby text:style-name="ru1"><text:ruby-base>有無</text:ruby-base><text:ruby-text text:style-name="T1">ウム</text:ruby-text></text:ruby></text:p>
          </table:table-cell>
          <table:table-cell office:value-type="string" table:style-name="ce20">
            <text:p>チェックボックス</text:p>
          </table:table-cell>
          <table:table-cell office:value-type="string" table:style-name="ce1">
            <text:p>-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table:style-name="ce12"/>
          <table:table-cell office:value-type="string" table:style-name="ce9">
            <text:p><text:ruby text:style-name="ru1"><text:ruby-base>登録</text:ruby-base><text:ruby-text text:style-name="T1">トウロク</text:ruby-text></text:ruby><text:ruby text:style-name="ru1"><text:ruby-base>権限</text:ruby-base><text:ruby-text text:style-name="T1">ケンゲン</text:ruby-text></text:ruby>の<text:ruby text:style-name="ru1"><text:ruby-base>有無</text:ruby-base><text:ruby-text text:style-name="T1">ウム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5" table:formula="of:=ROW()-1" table:style-name="ce5">
            <text:p>5</text:p>
          </table:table-cell>
          <table:table-cell office:value-type="string" table:style-name="ce9">
            <text:p><text:ruby text:style-name="ru1"><text:ruby-base>変更</text:ruby-base><text:ruby-text text:style-name="T1">ヘンコウ</text:ruby-text></text:ruby><text:ruby text:style-name="ru1"><text:ruby-base>権限</text:ruby-base><text:ruby-text text:style-name="T1">ケンゲン</text:ruby-text></text:ruby><text:ruby text:style-name="ru1"><text:ruby-base>有無</text:ruby-base><text:ruby-text text:style-name="T1">ウム</text:ruby-text></text:ruby></text:p>
          </table:table-cell>
          <table:table-cell office:value-type="string" table:style-name="ce20">
            <text:p>チェックボックス</text:p>
          </table:table-cell>
          <table:table-cell office:value-type="string" table:style-name="ce1">
            <text:p>-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table:style-name="ce12"/>
          <table:table-cell office:value-type="string" table:style-name="ce9">
            <text:p><text:ruby text:style-name="ru1"><text:ruby-base>変更</text:ruby-base><text:ruby-text text:style-name="T1">ヘンコウ</text:ruby-text></text:ruby><text:ruby text:style-name="ru1"><text:ruby-base>権限</text:ruby-base><text:ruby-text text:style-name="T1">ケンゲン</text:ruby-text></text:ruby>の<text:ruby text:style-name="ru1"><text:ruby-base>有無</text:ruby-base><text:ruby-text text:style-name="T1">ウム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6" table:formula="of:=ROW()-1" table:style-name="ce5">
            <text:p>6</text:p>
          </table:table-cell>
          <table:table-cell office:value-type="string" table:style-name="ce9">
            <text:p><text:ruby text:style-name="ru1"><text:ruby-base>削除</text:ruby-base><text:ruby-text text:style-name="T1">サクジョ</text:ruby-text></text:ruby><text:ruby text:style-name="ru1"><text:ruby-base>権限</text:ruby-base><text:ruby-text text:style-name="T1">ケンゲン</text:ruby-text></text:ruby><text:ruby text:style-name="ru1"><text:ruby-base>有無</text:ruby-base><text:ruby-text text:style-name="T1">ウム</text:ruby-text></text:ruby></text:p>
          </table:table-cell>
          <table:table-cell office:value-type="string" table:style-name="ce20">
            <text:p>チェックボックス</text:p>
          </table:table-cell>
          <table:table-cell office:value-type="string" table:style-name="ce1">
            <text:p>-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table:style-name="ce12"/>
          <table:table-cell office:value-type="string" table:style-name="ce9">
            <text:p><text:ruby text:style-name="ru1"><text:ruby-base>削除</text:ruby-base><text:ruby-text text:style-name="T1">サクジョ</text:ruby-text></text:ruby><text:ruby text:style-name="ru1"><text:ruby-base>権限</text:ruby-base><text:ruby-text text:style-name="T1">ケンゲン</text:ruby-text></text:ruby>の<text:ruby text:style-name="ru1"><text:ruby-base>有無</text:ruby-base><text:ruby-text text:style-name="T1">ウム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7" table:formula="of:=ROW()-1" table:style-name="ce5">
            <text:p>7</text:p>
          </table:table-cell>
          <table:table-cell office:value-type="string" table:style-name="ce9">
            <text:p><text:ruby text:style-name="ru1"><text:ruby-base>権限</text:ruby-base><text:ruby-text text:style-name="T1">ケンゲン</text:ruby-text></text:ruby><text:ruby text:style-name="ru1"><text:ruby-base>付与</text:ruby-base><text:ruby-text text:style-name="T1">フヨ</text:ruby-text></text:ruby><text:ruby text:style-name="ru1"><text:ruby-base>者</text:ruby-base><text:ruby-text text:style-name="T1">シャ</text:ruby-text></text:ruby></text:p>
          </table:table-cell>
          <table:table-cell office:value-type="string" table:style-name="ce20">
            <text:p>テキスト</text:p>
          </table:table-cell>
          <table:table-cell office:value-type="float" office:value="32" table:style-name="ce1">
            <text:p>32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クリックにより、<text:ruby text:style-name="ru1"><text:ruby-base>権限</text:ruby-base><text:ruby-text text:style-name="T1">ケンゲン</text:ruby-text></text:ruby><text:ruby text:style-name="ru1"><text:ruby-base>付与</text:ruby-base><text:ruby-text text:style-name="T1">フヨ</text:ruby-text></text:ruby><text:ruby text:style-name="ru1"><text:ruby-base>者</text:ruby-base><text:ruby-text text:style-name="T1">シャ</text:ruby-text></text:ruby>の<text:ruby text:style-name="ru1"><text:ruby-base>人員</text:ruby-base><text:ruby-text text:style-name="T1">ジンイン</text:ruby-text></text:ruby><text:ruby text:style-name="ru1"><text:ruby-base>詳細</text:ruby-base><text:ruby-text text:style-name="T1">ショウサイ</text:ruby-text></text:ruby>に<text:ruby text:style-name="ru1"><text:ruby-base>遷移</text:ruby-base><text:ruby-text text:style-name="T1">センイ</text:ruby-text></text:ruby>する</text:p>
          </table:table-cell>
          <table:table-cell table:number-columns-repeated="16375"/>
        </table:table-row>
        <table:table-row table:style-name="ro2">
          <table:table-cell office:value-type="float" office:value="8" table:formula="of:=ROW()-1" table:style-name="ce5">
            <text:p>8</text:p>
          </table:table-cell>
          <table:table-cell office:value-type="string" table:style-name="ce9">
            <text:p><text:ruby text:style-name="ru1"><text:ruby-base>複写</text:ruby-base><text:ruby-text text:style-name="T1">フクシャ</text:ruby-text></text:ruby></text:p>
          </table:table-cell>
          <table:table-cell office:value-type="string" table:style-name="ce20">
            <text:p>ハイパーリンク</text:p>
          </table:table-cell>
          <table:table-cell office:value-type="string" table:style-name="ce1">
            <text:p>-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クリックにより、<text:ruby text:style-name="ru1"><text:ruby-base>権限</text:ruby-base><text:ruby-text text:style-name="T1">ケンゲン</text:ruby-text></text:ruby><text:ruby text:style-name="ru1"><text:ruby-base>情報</text:ruby-base><text:ruby-text text:style-name="T1">ジョウホウ</text:ruby-text></text:ruby>をクリップボードにコピーする</text:p>
          </table:table-cell>
          <table:table-cell table:number-columns-repeated="16375"/>
        </table:table-row>
        <table:table-row table:style-name="ro2">
          <table:table-cell office:value-type="float" office:value="9" table:formula="of:=ROW()-1" table:style-name="ce5">
            <text:p>9</text:p>
          </table:table-cell>
          <table:table-cell office:value-type="string" table:style-name="ce9">
            <text:p><text:ruby text:style-name="ru1"><text:ruby-base>剥奪</text:ruby-base><text:ruby-text text:style-name="T1">ハクダツ</text:ruby-text></text:ruby></text:p>
          </table:table-cell>
          <table:table-cell office:value-type="string" table:style-name="ce20">
            <text:p>ハイパーリンク</text:p>
          </table:table-cell>
          <table:table-cell office:value-type="string" table:style-name="ce1">
            <text:p>-</text:p>
          </table:table-cell>
          <table:table-cell office:value-type="string" table:style-name="ce5">
            <text:p>O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クリックにより、<text:ruby text:style-name="ru1"><text:ruby-base>権限</text:ruby-base><text:ruby-text text:style-name="T1">ケンゲン</text:ruby-text></text:ruby>を<text:ruby text:style-name="ru1"><text:ruby-base>剥奪</text:ruby-base><text:ruby-text text:style-name="T1">ハクダツ</text:ruby-text></text:ruby>する（<text:ruby text:style-name="ru1"><text:ruby-base>権限</text:ruby-base><text:ruby-text text:style-name="T1">ケンゲン</text:ruby-text></text:ruby>を<text:ruby text:style-name="ru1"><text:ruby-base>削除</text:ruby-base><text:ruby-text text:style-name="T1">サクジョ</text:ruby-text></text:ruby>する）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office:value-type="string" table:style-name="ce7">
            <text:p>※<text:ruby text:style-name="ru1"><text:ruby-base>上記</text:ruby-base><text:ruby-text text:style-name="T1">ジョウキ</text:ruby-text></text:ruby>は<text:ruby text:style-name="ru1"><text:ruby-base>一覧</text:ruby-base><text:ruby-text text:style-name="T1">イチラン</text:ruby-text></text:ruby><text:ruby text:style-name="ru1"><text:ruby-base>表示</text:ruby-base><text:ruby-text text:style-name="T1">ヒョウジ</text:ruby-text></text:ruby><text:ruby text:style-name="ru1"><text:ruby-base>領域</text:ruby-base><text:ruby-text text:style-name="T1">リョウイキ</text:ruby-text></text:ruby>の<text:ruby text:style-name="ru1"><text:ruby-base>項目</text:ruby-base><text:ruby-text text:style-name="T1">コウモク</text:ruby-text></text:ruby>のみ<text:ruby text:style-name="ru1"><text:ruby-base>記載</text:ruby-base><text:ruby-text text:style-name="T1">キサイ</text:ruby-text></text:ruby>　<text:ruby text:style-name="ru1"><text:ruby-base>一覧</text:ruby-base><text:ruby-text text:style-name="T1">イチラン</text:ruby-text></text:ruby><text:ruby text:style-name="ru1"><text:ruby-base>操作</text:ruby-base><text:ruby-text text:style-name="T1">ソウサ</text:ruby-text></text:ruby><text:ruby text:style-name="ru1"><text:ruby-base>領域</text:ruby-base><text:ruby-text text:style-name="T1">リョウイキ</text:ruby-text></text:ruby>は<text:ruby text:style-name="ru1"><text:ruby-base>省略</text:ruby-base><text:ruby-text text:style-name="T1">ショウリャク</text:ruby-text></text:ruby>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style-name="ro2">
          <table:table-cell table:style-name="ce5"/>
          <table:table-cell office:value-type="string" table:style-name="ce7">
            <text:p>※<text:ruby text:style-name="ru1"><text:ruby-base>一覧</text:ruby-base><text:ruby-text text:style-name="T1">イチラン</text:ruby-text></text:ruby><text:ruby text:style-name="ru1"><text:ruby-base>操作</text:ruby-base><text:ruby-text text:style-name="T1">ソウサ</text:ruby-text></text:ruby><text:ruby text:style-name="ru1"><text:ruby-base>領域</text:ruby-base><text:ruby-text text:style-name="T1">リョウイキ</text:ruby-text></text:ruby>には、<text:ruby text:style-name="ru1"><text:ruby-base>新規</text:ruby-base><text:ruby-text text:style-name="T1">シンキ</text:ruby-text></text:ruby>を<text:ruby text:style-name="ru1"><text:ruby-base>表示</text:ruby-base><text:ruby-text text:style-name="T1">ヒョウジ</text:ruby-text></text:ruby>しない　<text:ruby text:style-name="ru1"><text:ruby-base>代</text:ruby-base><text:ruby-text text:style-name="T1">カ</text:ruby-text></text:ruby>わりに<text:ruby text:style-name="ru1"><text:ruby-base>追加</text:ruby-base><text:ruby-text text:style-name="T1">ツイカ</text:ruby-text></text:ruby>を<text:ruby text:style-name="ru1"><text:ruby-base>表示</text:ruby-base><text:ruby-text text:style-name="T1">ヒョウジ</text:ruby-text></text:ruby>する　<text:ruby text:style-name="ru1"><text:ruby-base>追加</text:ruby-base><text:ruby-text text:style-name="T1">ツイカ</text:ruby-text></text:ruby>はクリップボードにある<text:ruby text:style-name="ru1"><text:ruby-base>機能</text:ruby-base><text:ruby-text text:style-name="T1">キノウ</text:ruby-text></text:ruby>を<text:ruby text:style-name="ru1"><text:ruby-base>権限</text:ruby-base><text:ruby-text text:style-name="T1">ケンゲン</text:ruby-text></text:ruby><text:ruby text:style-name="ru1"><text:ruby-base>一覧</text:ruby-base><text:ruby-text text:style-name="T1">イチラン</text:ruby-text></text:ruby>に<text:ruby text:style-name="ru1"><text:ruby-base>追加</text:ruby-base><text:ruby-text text:style-name="T1">ツイカ</text:ruby-text></text:ruby>する<text:ruby text:style-name="ru1"><text:ruby-base>機能</text:ruby-base><text:ruby-text text:style-name="T1">キノウ</text:ruby-text></text:ruby>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style-name="ro2">
          <table:table-cell table:style-name="ce5"/>
          <table:table-cell office:value-type="string" table:style-name="ce9">
            <text:p>※<text:ruby text:style-name="ru1"><text:ruby-base>権限</text:ruby-base><text:ruby-text text:style-name="T1">ケンゲン</text:ruby-text></text:ruby>によるアクセス<text:ruby text:style-name="ru1"><text:ruby-base>制限</text:ruby-base><text:ruby-text text:style-name="T1">セイゲン</text:ruby-text></text:ruby>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style-name="ro2">
          <table:table-cell table:style-name="ce5"/>
          <table:table-cell office:value-type="string" table:style-name="ce7">
            <text:p>　<text:ruby text:style-name="ru1"><text:ruby-base>人員</text:ruby-base><text:ruby-text text:style-name="T1">ジンイン</text:ruby-text></text:ruby>、<text:ruby text:style-name="ru1"><text:ruby-base>組織</text:ruby-base><text:ruby-text text:style-name="T1">ソシキ</text:ruby-text></text:ruby>に<text:ruby text:style-name="ru1"><text:ruby-base>対</text:ruby-base><text:ruby-text text:style-name="T1">タイ</text:ruby-text></text:ruby>してツリー<text:ruby text:style-name="ru1"><text:ruby-base>上</text:ruby-base><text:ruby-text text:style-name="T1">ウエ</text:ruby-text></text:ruby>の<text:ruby text:style-name="ru1"><text:ruby-base>機能</text:ruby-base><text:ruby-text text:style-name="T1">キノウ</text:ruby-text></text:ruby>それぞれに<text:ruby text:style-name="ru1"><text:ruby-base>対</text:ruby-base><text:ruby-text text:style-name="T1">タイ</text:ruby-text></text:ruby>してアクセス<text:ruby text:style-name="ru1"><text:ruby-base>権限</text:ruby-base><text:ruby-text text:style-name="T1">ケンゲン</text:ruby-text></text:ruby>を<text:ruby text:style-name="ru1"><text:ruby-base>付与</text:ruby-base><text:ruby-text text:style-name="T1">フヨ</text:ruby-text></text:ruby>できる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style-name="ro2">
          <table:table-cell table:style-name="ce5"/>
          <table:table-cell office:value-type="string" table:style-name="ce7">
            <text:p>　<text:ruby text:style-name="ru1"><text:ruby-base>権限</text:ruby-base><text:ruby-text text:style-name="T1">ケンゲン</text:ruby-text></text:ruby><text:ruby text:style-name="ru1"><text:ruby-base>設定</text:ruby-base><text:ruby-text text:style-name="T1">セッテイ</text:ruby-text></text:ruby>による<text:ruby text:style-name="ru1"><text:ruby-base>影響</text:ruby-base><text:ruby-text text:style-name="T1">エイキョウ</text:ruby-text></text:ruby>はツリー<text:ruby text:style-name="ru1"><text:ruby-base>上</text:ruby-base><text:ruby-text text:style-name="T1">ウエ</text:ruby-text></text:ruby>の<text:ruby text:style-name="ru1"><text:ruby-base>下位</text:ruby-base><text:ruby-text text:style-name="T1">カイ</text:ruby-text></text:ruby>にも<text:ruby text:style-name="ru1"><text:ruby-base>及</text:ruby-base><text:ruby-text text:style-name="T1">オヨ</text:ruby-text></text:ruby>ぶ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style-name="ro2">
          <table:table-cell/>
          <table:table-cell office:value-type="string" table:style-name="ce7">
            <text:p>　ただし<text:ruby text:style-name="ru1"><text:ruby-base>下位</text:ruby-base><text:ruby-text text:style-name="T1">カイ</text:ruby-text></text:ruby>の<text:ruby text:style-name="ru1"><text:ruby-base>側</text:ruby-base><text:ruby-text text:style-name="T1">ガワ</text:ruby-text></text:ruby>にて<text:ruby text:style-name="ru1"><text:ruby-base>設定</text:ruby-base><text:ruby-text text:style-name="T1">セッテイ</text:ruby-text></text:ruby>することで、<text:ruby text:style-name="ru1"><text:ruby-base>上位</text:ruby-base><text:ruby-text text:style-name="T1">ジョウイ</text:ruby-text></text:ruby>と<text:ruby text:style-name="ru1"><text:ruby-base>異</text:ruby-base><text:ruby-text text:style-name="T1">コト</text:ruby-text></text:ruby>なる<text:ruby text:style-name="ru1"><text:ruby-base>権限</text:ruby-base><text:ruby-text text:style-name="T1">ケンゲン</text:ruby-text></text:ruby><text:ruby text:style-name="ru1"><text:ruby-base>設定</text:ruby-base><text:ruby-text text:style-name="T1">セッテイ</text:ruby-text></text:ruby>を<text:ruby text:style-name="ru1"><text:ruby-base>行</text:ruby-base><text:ruby-text text:style-name="T1">オコナ</text:ruby-text></text:ruby>う<text:ruby text:style-name="ru1"><text:ruby-base>事</text:ruby-base><text:ruby-text text:style-name="T1">コト</text:ruby-text></text:ruby>もできる　より<text:ruby text:style-name="ru1"><text:ruby-base>下位</text:ruby-base><text:ruby-text text:style-name="T1">カイ</text:ruby-text></text:ruby>の<text:ruby text:style-name="ru1"><text:ruby-base>設定</text:ruby-base><text:ruby-text text:style-name="T1">セッテイ</text:ruby-text></text:ruby>が<text:ruby text:style-name="ru1"><text:ruby-base>優先</text:ruby-base><text:ruby-text text:style-name="T1">ユウセン</text:ruby-text></text:ruby>となる</text:p>
          </table:table-cell>
          <table:table-cell table:number-columns-repeated="16382"/>
        </table:table-row>
        <table:table-row table:number-rows-repeated="1048559" table:style-name="ro2">
          <table:table-cell table:number-columns-repeated="16384"/>
        </table:table-row>
      </table:table>
      <table:table table:name="32システム設定" table:style-name="ta2">
        <table:table-column table:style-name="co1" table:default-cell-style-name="ce5"/>
        <table:table-column table:style-name="co12" table:default-cell-style-name="ce9"/>
        <table:table-column table:style-name="co10" table:default-cell-style-name="ce9"/>
        <table:table-column table:style-name="co4" table:default-cell-style-name="ce1"/>
        <table:table-column table:style-name="co5" table:default-cell-style-name="ce5"/>
        <table:table-column table:style-name="co10" table:default-cell-style-name="ce9"/>
        <table:table-column table:style-name="co13" table:default-cell-style-name="ce20"/>
        <table:table-column table:style-name="co8" table:default-cell-style-name="ce5"/>
        <table:table-column table:style-name="co16" table:default-cell-style-name="ce9"/>
        <table:table-column table:style-name="co10" table:number-columns-repeated="16375" table:default-cell-style-name="ce1"/>
        <table:table-row table:style-name="ro1">
          <table:table-cell office:value-type="string" table:style-name="ce4">
            <text:p>No</text:p>
          </table:table-cell>
          <table:table-cell office:value-type="string" table:style-name="ce13">
            <text:p><text:ruby text:style-name="ru1"><text:ruby-base>日本語名</text:ruby-base><text:ruby-text text:style-name="T1">ニホンゴメイ</text:ruby-text></text:ruby></text:p>
          </table:table-cell>
          <table:table-cell office:value-type="string" table:style-name="ce13">
            <text:p><text:ruby text:style-name="ru1"><text:ruby-base>種別</text:ruby-base><text:ruby-text text:style-name="T1">シュベツ</text:ruby-text></text:ruby></text:p>
          </table:table-cell>
          <table:table-cell office:value-type="string" table:style-name="ce2">
            <text:p><text:ruby text:style-name="ru1"><text:ruby-base>長</text:ruby-base><text:ruby-text text:style-name="T1">ナガ</text:ruby-text></text:ruby>さ</text:p>
          </table:table-cell>
          <table:table-cell office:value-type="string" table:style-name="ce10">
            <text:p>I/O</text:p>
          </table:table-cell>
          <table:table-cell office:value-type="string" table:style-name="ce13">
            <text:p><text:ruby text:style-name="ru1"><text:ruby-base>入力制限</text:ruby-base><text:ruby-text text:style-name="T1">ニュウリョクセイゲン</text:ruby-text></text:ruby></text:p>
          </table:table-cell>
          <table:table-cell office:value-type="string" table:style-name="ce18">
            <text:p><text:ruby text:style-name="ru1"><text:ruby-base>表示</text:ruby-base><text:ruby-text text:style-name="T1">ヒョウジ</text:ruby-text></text:ruby><text:ruby text:style-name="ru1"><text:ruby-base>位置</text:ruby-base><text:ruby-text text:style-name="T1">イチ</text:ruby-text></text:ruby></text:p>
          </table:table-cell>
          <table:table-cell office:value-type="string" table:style-name="ce11">
            <office:annotation draw:style-name="a12" svg:x="6.625in" svg:y="-0.00833333333333333in" svg:width="1.39166666666667in" svg:height="0.783333333333333in">
              <text:p>コメント:</text:p>
              <text:p><text:s text:c="4"/>クリックによるアクション有無　〇：あり</text:p>
            </office:annotation>
            <text:p>AC</text:p>
          </table:table-cell>
          <table:table-cell office:value-type="string" table:style-name="ce14">
            <text:p><text:ruby text:style-name="ru1"><text:ruby-base>備考</text:ruby-base><text:ruby-text text:style-name="T1">ビコウ</text:ruby-text></text:ruby></text:p>
          </table:table-cell>
          <table:table-cell table:number-columns-repeated="16375"/>
        </table:table-row>
        <table:table-row table:style-name="ro1">
          <table:table-cell office:value-type="float" office:value="1" table:formula="of:=ROW()-1" table:style-name="ce5">
            <text:p>1</text:p>
          </table:table-cell>
          <table:table-cell office:value-type="string" table:style-name="ce9">
            <text:p>ポップアップ<text:ruby text:style-name="ru1"><text:ruby-base>通知</text:ruby-base><text:ruby-text text:style-name="T1">ツウチ</text:ruby-text></text:ruby><text:ruby text:style-name="ru1"><text:ruby-base>有無</text:ruby-base><text:ruby-text text:style-name="T1">ウム</text:ruby-text></text:ruby></text:p>
          </table:table-cell>
          <table:table-cell office:value-type="string" table:style-name="ce20">
            <text:p>チェックボックス</text:p>
          </table:table-cell>
          <table:table-cell office:value-type="string" table:style-name="ce5">
            <text:p>-</text:p>
          </table:table-cell>
          <table:table-cell office:value-type="string" table:style-name="ce5">
            <text:p>I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5"/>
          <table:table-cell office:value-type="string" table:style-name="ce9">
            <text:p><text:ruby text:style-name="ru1"><text:ruby-base>機能</text:ruby-base><text:ruby-text text:style-name="T1">キノウ</text:ruby-text></text:ruby><text:ruby text:style-name="ru1"><text:ruby-base>一覧</text:ruby-base><text:ruby-text text:style-name="T1">イチラン</text:ruby-text></text:ruby>にある「ポップアップ<text:ruby text:style-name="ru1"><text:ruby-base>通知</text:ruby-base><text:ruby-text text:style-name="T1">ツウチ</text:ruby-text></text:ruby>」を<text:ruby text:style-name="ru1"><text:ruby-base>行</text:ruby-base><text:ruby-text text:style-name="T1">オコナ</text:ruby-text></text:ruby>うかを<text:ruby text:style-name="ru1"><text:ruby-base>設定</text:ruby-base><text:ruby-text text:style-name="T1">セッテイ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2" table:formula="of:=ROW()-1" table:style-name="ce5">
            <text:p>2</text:p>
          </table:table-cell>
          <table:table-cell office:value-type="string" table:style-name="ce9">
            <text:p>システム<text:ruby text:style-name="ru1"><text:ruby-base>休止</text:ruby-base><text:ruby-text text:style-name="T1">キュウシ</text:ruby-text></text:ruby><text:ruby text:style-name="ru1"><text:ruby-base>時間</text:ruby-base><text:ruby-text text:style-name="T1">ジカン</text:ruby-text></text:ruby></text:p>
          </table:table-cell>
          <table:table-cell table:style-name="ce20"/>
          <table:table-cell table:style-name="ce1"/>
          <table:table-cell table:style-name="ce5"/>
          <table:table-cell table:style-name="ce9"/>
          <table:table-cell table:style-name="ce19"/>
          <table:table-cell table:style-name="ce12"/>
          <table:table-cell table:style-name="ce9"/>
          <table:table-cell table:number-columns-repeated="16375"/>
        </table:table-row>
        <table:table-row table:style-name="ro2">
          <table:table-cell office:value-type="float" office:value="3" table:formula="of:=ROW()-1" table:style-name="ce5">
            <text:p>3</text:p>
          </table:table-cell>
          <table:table-cell office:value-type="string" table:style-name="ce9">
            <text:p><text:ruby text:style-name="ru1"><text:ruby-base>人員</text:ruby-base><text:ruby-text text:style-name="T1">ジンイン</text:ruby-text></text:ruby><text:ruby text:style-name="ru1"><text:ruby-base>登録</text:ruby-base><text:ruby-text text:style-name="T1">トウロク</text:ruby-text></text:ruby><text:ruby text:style-name="ru1"><text:ruby-base>通知</text:ruby-base><text:ruby-text text:style-name="T1">ツウチ</text:ruby-text></text:ruby><text:ruby text:style-name="ru1"><text:ruby-base>機能</text:ruby-base><text:ruby-text text:style-name="T1">キノウ</text:ruby-text></text:ruby><text:ruby text:style-name="ru1"><text:ruby-base>有無</text:ruby-base><text:ruby-text text:style-name="T1">ウム</text:ruby-text></text:ruby></text:p>
          </table:table-cell>
          <table:table-cell office:value-type="string" table:style-name="ce20">
            <text:p>チェックボックス</text:p>
          </table:table-cell>
          <table:table-cell office:value-type="string" table:style-name="ce5">
            <text:p>-</text:p>
          </table:table-cell>
          <table:table-cell office:value-type="string" table:style-name="ce5">
            <text:p>I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table:style-name="ce12"/>
          <table:table-cell office:value-type="string" table:style-name="ce9">
            <text:p><text:ruby text:style-name="ru1"><text:ruby-base>機能</text:ruby-base><text:ruby-text text:style-name="T1">キノウ</text:ruby-text></text:ruby><text:ruby text:style-name="ru1"><text:ruby-base>一覧</text:ruby-base><text:ruby-text text:style-name="T1">イチラン</text:ruby-text></text:ruby>にある「<text:ruby text:style-name="ru1"><text:ruby-base>人員</text:ruby-base><text:ruby-text text:style-name="T1">ジンイン</text:ruby-text></text:ruby><text:ruby text:style-name="ru1"><text:ruby-base>登録</text:ruby-base><text:ruby-text text:style-name="T1">トウロク</text:ruby-text></text:ruby><text:ruby text:style-name="ru1"><text:ruby-base>通知</text:ruby-base><text:ruby-text text:style-name="T1">ツウチ</text:ruby-text></text:ruby><text:ruby text:style-name="ru1"><text:ruby-base>機能</text:ruby-base><text:ruby-text text:style-name="T1">キノウ</text:ruby-text></text:ruby>」を<text:ruby text:style-name="ru1"><text:ruby-base>用</text:ruby-base><text:ruby-text text:style-name="T1">モチ</text:ruby-text></text:ruby>いるかを<text:ruby text:style-name="ru1"><text:ruby-base>設定</text:ruby-base><text:ruby-text text:style-name="T1">セッテイ</text:ruby-text></text:ruby></text:p>
          </table:table-cell>
          <table:table-cell table:number-columns-repeated="16375"/>
        </table:table-row>
        <table:table-row table:style-name="ro2">
          <table:table-cell office:value-type="float" office:value="4" table:formula="of:=ROW()-1" table:style-name="ce5">
            <text:p>4</text:p>
          </table:table-cell>
          <table:table-cell table:style-name="ce9"/>
          <table:table-cell table:style-name="ce20"/>
          <table:table-cell table:style-name="ce1"/>
          <table:table-cell table:style-name="ce5"/>
          <table:table-cell table:style-name="ce1"/>
          <table:table-cell table:style-name="ce19"/>
          <table:table-cell table:style-name="ce12"/>
          <table:table-cell table:style-name="ce9"/>
          <table:table-cell table:number-columns-repeated="16375"/>
        </table:table-row>
        <table:table-row table:style-name="ro2">
          <table:table-cell office:value-type="float" office:value="5" table:formula="of:=ROW()-1" table:style-name="ce5">
            <text:p>5</text:p>
          </table:table-cell>
          <table:table-cell table:style-name="ce9"/>
          <table:table-cell table:style-name="ce20"/>
          <table:table-cell table:style-name="ce1"/>
          <table:table-cell table:style-name="ce5"/>
          <table:table-cell table:style-name="ce1"/>
          <table:table-cell table:style-name="ce19"/>
          <table:table-cell table:style-name="ce12"/>
          <table:table-cell table:style-name="ce9"/>
          <table:table-cell table:number-columns-repeated="16375"/>
        </table:table-row>
        <table:table-row table:style-name="ro2">
          <table:table-cell office:value-type="float" office:value="6" table:formula="of:=ROW()-1" table:style-name="ce5">
            <text:p>6</text:p>
          </table:table-cell>
          <table:table-cell office:value-type="string" table:style-name="ce9">
            <text:p><text:ruby text:style-name="ru1"><text:ruby-base>確定</text:ruby-base><text:ruby-text text:style-name="T1">カクテイ</text:ruby-text></text:ruby></text:p>
          </table:table-cell>
          <table:table-cell office:value-type="string" table:style-name="ce20">
            <text:p>ボタン</text:p>
          </table:table-cell>
          <table:table-cell office:value-type="string" table:style-name="ce5">
            <text:p>-</text:p>
          </table:table-cell>
          <table:table-cell office:value-type="string" table:style-name="ce5">
            <text:p>I</text:p>
          </table:table-cell>
          <table:table-cell office:value-type="string" table:style-name="ce1">
            <text:p>-</text:p>
          </table:table-cell>
          <table:table-cell office:value-type="string" table:style-name="ce19">
            <text:p><text:ruby text:style-name="ru1"><text:ruby-base>詳細</text:ruby-base><text:ruby-text text:style-name="T1">ショウサイ</text:ruby-text></text:ruby><text:ruby text:style-name="ru1"><text:ruby-base>領域</text:ruby-base><text:ruby-text text:style-name="T1">リョウイキ</text:ruby-text></text:ruby></text:p>
          </table:table-cell>
          <table:table-cell office:value-type="string" table:style-name="ce12">
            <text:p>〇</text:p>
          </table:table-cell>
          <table:table-cell office:value-type="string" table:style-name="ce9">
            <text:p>クリックにより、<text:ruby text:style-name="ru1"><text:ruby-base>変更内容</text:ruby-base><text:ruby-text text:style-name="T1">ヘンコウナイヨウ</text:ruby-text></text:ruby>を<text:ruby text:style-name="ru1"><text:ruby-base>確定</text:ruby-base><text:ruby-text text:style-name="T1">カクテイ</text:ruby-text></text:ruby>する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style-name="ce5"/>
          <table:table-cell table:style-name="ce7"/>
          <table:table-cell table:style-name="ce9"/>
          <table:table-cell table:style-name="ce1"/>
          <table:table-cell table:style-name="ce5"/>
          <table:table-cell table:style-name="ce9"/>
          <table:table-cell table:style-name="ce20"/>
          <table:table-cell table:style-name="ce5"/>
          <table:table-cell table:style-name="ce9"/>
          <table:table-cell table:number-columns-repeated="16375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ffffff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B-Forme</meta:initial-creator>
    <dc:creator>B-Forme</dc:creator>
    <meta:creation-date>2015-06-05T18:19:34Z</meta:creation-date>
    <dc:date>2021-06-23T05:16:11Z</dc:date>
  </office:meta>
</office:document-meta>
</file>